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20000006ECB19C2A1A64FD62F.png" manifest:media-type="image/png"/>
  <manifest:file-entry manifest:full-path="Pictures/10000000000000F600000076DC8D23B3A819E96E.png" manifest:media-type="image/png"/>
  <manifest:file-entry manifest:full-path="Pictures/10000000000000F90000007707361DC336C46E49.png" manifest:media-type="image/png"/>
  <manifest:file-entry manifest:full-path="Pictures/10000000000000F70000007E34B7D07F54028621.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0F2000000768BD438E21C61B24C.png" manifest:media-type="image/png"/>
  <manifest:file-entry manifest:full-path="Pictures/10000000000000E70000007F23346751D8DB25DF.png" manifest:media-type="image/png"/>
  <manifest:file-entry manifest:full-path="Pictures/10000000000000E60000007D4D1E6CF7181DC62D.png" manifest:media-type="image/png"/>
  <manifest:file-entry manifest:full-path="Pictures/10000000000001200000005FA8F9F5EEC0EA21E2.png" manifest:media-type="image/png"/>
  <manifest:file-entry manifest:full-path="Pictures/10000000000001A300000083A9B1E158A1571618.png" manifest:media-type="image/png"/>
  <manifest:file-entry manifest:full-path="Pictures/100000000000028D0000014AC2DF0D362F72B878.png" manifest:media-type="image/png"/>
  <manifest:file-entry manifest:full-path="Pictures/100000000000019A000000562C1EFB9C6C12DD2E.png" manifest:media-type="image/png"/>
  <manifest:file-entry manifest:full-path="Pictures/100000000000010C0000004A5A8F1A73C9D290B2.png" manifest:media-type="image/png"/>
  <manifest:file-entry manifest:full-path="Pictures/1000000000000083000000674B6B79E9F2B8FB7A.png" manifest:media-type="image/png"/>
  <manifest:file-entry manifest:full-path="Pictures/10000000000000F6000000872D6D5296F1D5FF1D.png" manifest:media-type="image/png"/>
  <manifest:file-entry manifest:full-path="Pictures/10000000000000EA000000612B7124B2F387EF11.png" manifest:media-type="image/png"/>
  <manifest:file-entry manifest:full-path="Pictures/1000000000000116000000B5F546918E5D25094F.png" manifest:media-type="image/png"/>
  <manifest:file-entry manifest:full-path="Pictures/100000000000022D0000004FB3076BE5A9DA9921.png" manifest:media-type="image/png"/>
  <manifest:file-entry manifest:full-path="Pictures/100000000000013900000109AC116D7D1AA08023.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1700000081DFFB4FB20853092B.png" manifest:media-type="image/png"/>
  <manifest:file-entry manifest:full-path="Pictures/100000000000011E000000B268A5CEA1937D8CE1.png" manifest:media-type="image/png"/>
  <manifest:file-entry manifest:full-path="Pictures/10000201000002CB00000216A31D6ED80A24A05F.png" manifest:media-type="image/png"/>
  <manifest:file-entry manifest:full-path="Pictures/100000000000022F00000052BD668AD9804240D9.png" manifest:media-type="image/png"/>
  <manifest:file-entry manifest:full-path="Pictures/100000000000010F000001202C711B1006CF1590.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201000001D0000001DF9CB068767920EF50.png" manifest:media-type="image/png"/>
  <manifest:file-entry manifest:full-path="Pictures/100000000000014000000020AFD6C9DBEB747D93.png" manifest:media-type="image/png"/>
  <manifest:file-entry manifest:full-path="Pictures/1000000000000114000000B4F0DF8655D9E6CA9D.png" manifest:media-type="image/png"/>
  <manifest:file-entry manifest:full-path="Pictures/10000000000000A70000005265409F17960DEB8A.png" manifest:media-type="image/png"/>
  <manifest:file-entry manifest:full-path="Pictures/100000000000019B000000EA8842E1F1FA48E5F9.png" manifest:media-type="image/png"/>
  <manifest:file-entry manifest:full-path="Pictures/10000201000001B8000000B582A942C201B4A5CF.png" manifest:media-type="image/png"/>
  <manifest:file-entry manifest:full-path="Pictures/100000000000012A0000005C693CC5ECDC32C593.png" manifest:media-type="image/png"/>
  <manifest:file-entry manifest:full-path="Pictures/1000000000000124000000DB5F7E52CF6BE80945.png" manifest:media-type="image/png"/>
  <manifest:file-entry manifest:full-path="Pictures/10000000000001100000011FB739938D13ACDEB2.png" manifest:media-type="image/png"/>
  <manifest:file-entry manifest:full-path="Pictures/10000000000000EB000000404A77D9D4AC1678B8.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100000083D39580938BE67367.png" manifest:media-type="image/png"/>
  <manifest:file-entry manifest:full-path="Pictures/100000000000014E00000098752485EA1A70FF04.png" manifest:media-type="image/png"/>
  <manifest:file-entry manifest:full-path="Pictures/10000201000001AD000000BB435F7B3E783019EE.png" manifest:media-type="image/png"/>
  <manifest:file-entry manifest:full-path="Pictures/100000000000011D000000ACA18C5B98B1F26437.png" manifest:media-type="image/png"/>
  <manifest:file-entry manifest:full-path="Pictures/100002010000039700000261B60C8362E2E6FCA4.png" manifest:media-type="image/png"/>
  <manifest:file-entry manifest:full-path="Pictures/1000000000000194000000FF4F41E2C1FF5FE887.png" manifest:media-type="image/png"/>
  <manifest:file-entry manifest:full-path="Pictures/100000000000010F0000009637B389DB9AF9277F.png" manifest:media-type="image/png"/>
  <manifest:file-entry manifest:full-path="Pictures/1000000000000150000000CD899DC2C7BAC06A7E.png" manifest:media-type="image/png"/>
  <manifest:file-entry manifest:full-path="Pictures/1000000000000150000000967DFE37DB8E7CFA55.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Pictures/1000000000000116000000572CA826C8825C5D63.png" manifest:media-type="image/png"/>
  <manifest:file-entry manifest:full-path="Pictures/1000000000000087000000685EA29824C9470A38.png" manifest:media-type="image/png"/>
  <manifest:file-entry manifest:full-path="Pictures/10000000000002AB000001D9AF901AB10BC6EDB7.png" manifest:media-type="image/png"/>
  <manifest:file-entry manifest:full-path="Pictures/1000020100000269000001FC8D15E3EDC413F2FC.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000000000B60000004E31DE36D82EF8523D.png" manifest:media-type="image/png"/>
  <manifest:file-entry manifest:full-path="Pictures/10000000000000D7000000201DE0A899D29E8A04.png" manifest:media-type="image/png"/>
  <manifest:file-entry manifest:full-path="Pictures/10000000000000B4000000497E0E20CAF3CB5685.png" manifest:media-type="image/png"/>
  <manifest:file-entry manifest:full-path="Pictures/10000000000000B60000004A1E791E0C08958B0B.png" manifest:media-type="image/png"/>
  <manifest:file-entry manifest:full-path="Pictures/10000000000001570000008165AD83F021769296.png" manifest:media-type="image/png"/>
  <manifest:file-entry manifest:full-path="Pictures/100000000000018800000095C99330234A6B4497.png" manifest:media-type="image/png"/>
  <manifest:file-entry manifest:full-path="Pictures/100000000000012D000000803F878E0EA03B7511.png" manifest:media-type="image/png"/>
  <manifest:file-entry manifest:full-path="Pictures/1000000000000117000000B349939DAEAA54B12D.png" manifest:media-type="image/png"/>
  <manifest:file-entry manifest:full-path="Pictures/1000000000000248000001894E325E1649AD0019.png" manifest:media-type="image/png"/>
  <manifest:file-entry manifest:full-path="Pictures/10000000000002330000004F5D28E5826B689066.png" manifest:media-type="image/png"/>
  <manifest:file-entry manifest:full-path="Pictures/100000000000020C000000A2C79C565C1199EA85.png" manifest:media-type="image/png"/>
  <manifest:file-entry manifest:full-path="Pictures/10000201000003200000027010F519F546DBFE9F.png" manifest:media-type="image/png"/>
  <manifest:file-entry manifest:full-path="Pictures/10000000000001E2000000D8383A0E44AE5AB12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9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9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2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972422"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2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2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30"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31"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32" style:family="paragraph" style:parent-style-name="Text_20_body">
      <style:paragraph-properties fo:line-height="0.3cm">
        <style:tab-stops>
          <style:tab-stop style:position="5.5cm"/>
        </style:tab-stops>
      </style:paragraph-properties>
      <style:text-properties officeooo:paragraph-rsid="0048256e"/>
    </style:style>
    <style:style style:name="P133" style:family="paragraph" style:parent-style-name="Text_20_body">
      <style:paragraph-properties fo:line-height="0.3cm">
        <style:tab-stops>
          <style:tab-stop style:position="5.5cm"/>
        </style:tab-stops>
      </style:paragraph-properties>
      <style:text-properties officeooo:paragraph-rsid="004a089a"/>
    </style:style>
    <style:style style:name="P134" style:family="paragraph" style:parent-style-name="Text_20_body">
      <style:paragraph-properties fo:line-height="0.3cm">
        <style:tab-stops>
          <style:tab-stop style:position="5.5cm"/>
        </style:tab-stops>
      </style:paragraph-properties>
      <style:text-properties officeooo:paragraph-rsid="004bd6d7"/>
    </style:style>
    <style:style style:name="P135" style:family="paragraph" style:parent-style-name="Text_20_body">
      <style:paragraph-properties fo:line-height="0.3cm">
        <style:tab-stops>
          <style:tab-stop style:position="5.5cm"/>
        </style:tab-stops>
      </style:paragraph-properties>
      <style:text-properties officeooo:paragraph-rsid="00707ccc"/>
    </style:style>
    <style:style style:name="P136" style:family="paragraph" style:parent-style-name="Text_20_body">
      <style:paragraph-properties fo:line-height="0.3cm">
        <style:tab-stops>
          <style:tab-stop style:position="5.5cm"/>
        </style:tab-stops>
      </style:paragraph-properties>
      <style:text-properties officeooo:paragraph-rsid="00863346"/>
    </style:style>
    <style:style style:name="P137" style:family="paragraph" style:parent-style-name="Text_20_body">
      <style:paragraph-properties fo:line-height="0.3cm">
        <style:tab-stops>
          <style:tab-stop style:position="5.5cm"/>
        </style:tab-stops>
      </style:paragraph-properties>
      <style:text-properties officeooo:paragraph-rsid="008818f3"/>
    </style:style>
    <style:style style:name="P138" style:family="paragraph" style:parent-style-name="Text_20_body">
      <style:paragraph-properties fo:line-height="0.3cm">
        <style:tab-stops>
          <style:tab-stop style:position="5.5cm"/>
        </style:tab-stops>
      </style:paragraph-properties>
      <style:text-properties officeooo:paragraph-rsid="008c6f0b"/>
    </style:style>
    <style:style style:name="P139"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40" style:family="paragraph" style:parent-style-name="Text_20_body">
      <style:paragraph-properties fo:line-height="0.4cm">
        <style:tab-stops>
          <style:tab-stop style:position="5.5cm"/>
        </style:tab-stops>
      </style:paragraph-properties>
      <style:text-properties officeooo:paragraph-rsid="0052736e"/>
    </style:style>
    <style:style style:name="P141" style:family="paragraph" style:parent-style-name="Text_20_body">
      <style:paragraph-properties fo:line-height="0.4cm">
        <style:tab-stops>
          <style:tab-stop style:position="5.5cm"/>
        </style:tab-stops>
      </style:paragraph-properties>
      <style:text-properties officeooo:paragraph-rsid="006a7842"/>
    </style:style>
    <style:style style:name="P142" style:family="paragraph" style:parent-style-name="Text_20_body">
      <style:paragraph-properties fo:line-height="0.4cm">
        <style:tab-stops>
          <style:tab-stop style:position="5.5cm"/>
        </style:tab-stops>
      </style:paragraph-properties>
      <style:text-properties officeooo:paragraph-rsid="00863346"/>
    </style:style>
    <style:style style:name="P143" style:family="paragraph" style:parent-style-name="Text_20_body">
      <style:paragraph-properties fo:line-height="0.4cm">
        <style:tab-stops>
          <style:tab-stop style:position="5.5cm"/>
        </style:tab-stops>
      </style:paragraph-properties>
      <style:text-properties officeooo:paragraph-rsid="00755e2d"/>
    </style:style>
    <style:style style:name="P144" style:family="paragraph" style:parent-style-name="Text_20_body">
      <style:paragraph-properties fo:line-height="0.4cm">
        <style:tab-stops>
          <style:tab-stop style:position="5.5cm"/>
        </style:tab-stops>
      </style:paragraph-properties>
      <style:text-properties officeooo:paragraph-rsid="008c6f0b"/>
    </style:style>
    <style:style style:name="P145" style:family="paragraph" style:parent-style-name="Text_20_body">
      <style:paragraph-properties fo:line-height="0.4cm">
        <style:tab-stops>
          <style:tab-stop style:position="5.5cm"/>
        </style:tab-stops>
      </style:paragraph-properties>
      <style:text-properties officeooo:paragraph-rsid="0091a611"/>
    </style:style>
    <style:style style:name="P146"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147" style:family="paragraph" style:parent-style-name="Text_20_body">
      <style:paragraph-properties fo:line-height="0.4cm">
        <style:tab-stops/>
      </style:paragraph-properties>
      <style:text-properties officeooo:paragraph-rsid="008ea78e"/>
    </style:style>
    <style:style style:name="P148" style:family="paragraph" style:parent-style-name="Text_20_body">
      <style:paragraph-properties fo:line-height="0.4cm">
        <style:tab-stops>
          <style:tab-stop style:position="3.796cm"/>
        </style:tab-stops>
      </style:paragraph-properties>
      <style:text-properties officeooo:paragraph-rsid="008ea78e"/>
    </style:style>
    <style:style style:name="P149"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15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15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152"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157"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158"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159"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16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165"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167" style:family="paragraph" style:parent-style-name="Standard">
      <style:text-properties fo:color="#ffffff" officeooo:rsid="001a49b1" officeooo:paragraph-rsid="001a49b1" fo:background-color="#2a6099"/>
    </style:style>
    <style:style style:name="P168" style:family="paragraph" style:parent-style-name="Heading_20_1">
      <style:text-properties fo:color="#2a6099"/>
    </style:style>
    <style:style style:name="P169" style:family="paragraph" style:parent-style-name="Heading_20_2">
      <style:paragraph-properties fo:line-height="0.6cm">
        <style:tab-stops>
          <style:tab-stop style:position="5.505cm"/>
        </style:tab-stops>
      </style:paragraph-properties>
      <style:text-properties officeooo:paragraph-rsid="00972422"/>
    </style:style>
    <style:style style:name="P170" style:family="paragraph" style:parent-style-name="Heading_20_2">
      <style:paragraph-properties fo:break-before="page"/>
      <style:text-properties fo:color="#2a6099"/>
    </style:style>
    <style:style style:name="P171"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17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173"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174"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175"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17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Heading_20_3">
      <style:text-properties fo:color="#2a6099" fo:font-size="12pt" officeooo:paragraph-rsid="0091a611" style:font-size-asian="12pt" style:font-size-complex="12pt"/>
    </style:style>
    <style:style style:name="P178"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179" style:family="paragraph" style:parent-style-name="Heading_20_3" style:master-page-name="">
      <style:paragraph-properties style:page-number="auto" fo:break-before="page"/>
    </style:style>
    <style:style style:name="P180"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181"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Heading_20_3" style:master-page-name="">
      <style:paragraph-properties style:page-number="auto" fo:break-before="page"/>
      <style:text-properties officeooo:paragraph-rsid="00619fa0"/>
    </style:style>
    <style:style style:name="P183"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184"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18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188" style:family="paragraph" style:parent-style-name="Text_20_body">
      <style:paragraph-properties fo:line-height="0.4cm">
        <style:tab-stops>
          <style:tab-stop style:position="5.5cm"/>
        </style:tab-stops>
      </style:paragraph-properties>
      <style:text-properties officeooo:paragraph-rsid="00ab16c4"/>
    </style:style>
    <style:style style:name="P18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1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1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1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9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3cm">
        <style:tab-stops>
          <style:tab-stop style:position="5.5cm"/>
        </style:tab-stops>
      </style:paragraph-properties>
      <style:text-properties officeooo:paragraph-rsid="00ab16c4"/>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42"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43"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44"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45"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46"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7"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8"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9"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officeooo:rsid="002f99c1"/>
    </style:style>
    <style:style style:name="T64" style:family="text">
      <style:text-properties officeooo:rsid="003064be"/>
    </style:style>
    <style:style style:name="T65" style:family="text">
      <style:text-properties officeooo:rsid="0033ec5d"/>
    </style:style>
    <style:style style:name="T66" style:family="text">
      <style:text-properties officeooo:rsid="00345449"/>
    </style:style>
    <style:style style:name="T67" style:family="text">
      <style:text-properties officeooo:rsid="0035373e"/>
    </style:style>
    <style:style style:name="T68" style:family="text">
      <style:text-properties fo:font-size="10pt" fo:language="de" fo:country="DE" style:font-size-asian="10pt" style:font-size-complex="10pt"/>
    </style:style>
    <style:style style:name="T69" style:family="text">
      <style:text-properties fo:color="#ffffff" fo:background-color="#2a6099" loext:char-shading-value="0"/>
    </style:style>
    <style:style style:name="T70" style:family="text">
      <style:text-properties fo:color="#ffffff" fo:background-color="#2a6099" loext:char-shading-value="0"/>
    </style:style>
    <style:style style:name="T71" style:family="text">
      <style:text-properties fo:color="#ffffff" fo:font-size="10pt" fo:language="de" fo:country="DE" fo:background-color="#2a6099" loext:char-shading-value="0" style:font-size-asian="10pt" style:font-size-complex="10pt"/>
    </style:style>
    <style:style style:name="T72" style:family="text">
      <style:text-properties fo:color="#ffffff" fo:font-size="10pt" fo:language="de" fo:country="DE" officeooo:rsid="001c39a2" fo:background-color="#2a6099" loext:char-shading-value="0" style:font-size-asian="10pt" style:font-size-complex="10pt"/>
    </style:style>
    <style:style style:name="T73" style:family="text">
      <style:text-properties fo:color="#ffffff" fo:font-size="8pt" fo:background-color="#2a6099" loext:char-shading-value="0" style:font-size-asian="8pt" style:font-size-complex="8pt"/>
    </style:style>
    <style:style style:name="T74" style:family="text">
      <style:text-properties fo:color="#ffffff" officeooo:rsid="00944efc"/>
    </style:style>
    <style:style style:name="T75" style:family="text">
      <style:text-properties fo:color="#ffffff" officeooo:rsid="006ec2fe" style:font-size-asian="8.75pt"/>
    </style:style>
    <style:style style:name="T76" style:family="text">
      <style:text-properties fo:color="#2a6099"/>
    </style:style>
    <style:style style:name="T77" style:family="text">
      <style:text-properties fo:color="#2a6099" fo:background-color="#ffffff" loext:char-shading-value="0"/>
    </style:style>
    <style:style style:name="T78" style:family="text">
      <style:text-properties fo:color="#2a6099" officeooo:rsid="001c39a2" fo:background-color="#ffffff" loext:char-shading-value="0"/>
    </style:style>
    <style:style style:name="T79" style:family="text">
      <style:text-properties fo:color="#2a6099" officeooo:rsid="00958fa6" fo:background-color="#ffffff" loext:char-shading-value="0" style:font-size-asian="8.75pt"/>
    </style:style>
    <style:style style:name="T80" style:family="text">
      <style:text-properties fo:color="#2a6099" officeooo:rsid="006ec2fe" fo:background-color="#ffffff" loext:char-shading-value="0" style:font-size-asian="8.75pt"/>
    </style:style>
    <style:style style:name="T81" style:family="text">
      <style:text-properties fo:color="#2a6099" officeooo:rsid="00c13153" fo:background-color="#ffffff" loext:char-shading-value="0" style:font-size-asian="8.75pt"/>
    </style:style>
    <style:style style:name="T82" style:family="text">
      <style:text-properties fo:color="#2a6099" officeooo:rsid="00c30b78" fo:background-color="#ffffff" loext:char-shading-value="0"/>
    </style:style>
    <style:style style:name="T83" style:family="text">
      <style:text-properties fo:color="#2a6099" fo:background-color="#ffffff" loext:char-shading-value="0" style:font-size-asian="10pt"/>
    </style:style>
    <style:style style:name="T84" style:family="text">
      <style:text-properties fo:color="#2a6099" officeooo:rsid="006ec2fe" fo:background-color="#ffffff" loext:char-shading-value="0"/>
    </style:style>
    <style:style style:name="T85" style:family="text">
      <style:text-properties fo:color="#2a6099" fo:background-color="#ffffff" loext:char-shading-value="0"/>
    </style:style>
    <style:style style:name="T86" style:family="text">
      <style:text-properties fo:color="#2a6099" fo:font-size="10pt" fo:background-color="#ffffff" loext:char-shading-value="0" style:font-size-asian="10pt" style:font-size-complex="10pt"/>
    </style:style>
    <style:style style:name="T87" style:family="text">
      <style:text-properties fo:color="#2a6099" fo:font-size="10pt" officeooo:rsid="0044a2f3" fo:background-color="#ffffff" loext:char-shading-value="0" style:font-size-asian="10pt" style:font-size-complex="10pt"/>
    </style:style>
    <style:style style:name="T88" style:family="text">
      <style:text-properties fo:color="#2a6099" fo:font-size="10pt" officeooo:rsid="005856be" style:font-size-asian="10pt" style:font-size-complex="10pt"/>
    </style:style>
    <style:style style:name="T89" style:family="text">
      <style:text-properties fo:color="#2a6099" fo:font-size="10pt" officeooo:rsid="0057af53" style:font-size-asian="10pt" style:font-size-complex="10pt"/>
    </style:style>
    <style:style style:name="T90"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91"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92"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93"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94"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95"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96"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97"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98"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99"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00"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01"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02"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03" style:family="text">
      <style:text-properties fo:color="#2a6099" fo:language="de" fo:country="DE"/>
    </style:style>
    <style:style style:name="T104" style:family="text">
      <style:text-properties fo:color="#2a6099" fo:language="de" fo:country="DE" fo:background-color="#ffffff" loext:char-shading-value="0"/>
    </style:style>
    <style:style style:name="T105"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06"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07"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08"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09"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10"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11"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12"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13"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14"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15"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16"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17"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18" style:family="text">
      <style:text-properties fo:color="#2a6099"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19" style:family="text">
      <style:text-properties fo:color="#2a6099" officeooo:rsid="00c13153" style:font-size-asian="8.75pt"/>
    </style:style>
    <style:style style:name="T120" style:family="text">
      <style:text-properties fo:color="#2a6099" officeooo:rsid="00c30b78"/>
    </style:style>
    <style:style style:name="T121" style:family="text">
      <style:text-properties fo:color="#2a6099" officeooo:rsid="00790791" style:font-name-asian="Noto Sans CJK SC" style:font-name-complex="Lohit Devanagari"/>
    </style:style>
    <style:style style:name="T122" style:family="text">
      <style:text-properties fo:color="#2a6099" officeooo:rsid="00e07d3a" style:font-name-asian="Noto Sans CJK SC" style:font-name-complex="Lohit Devanagari"/>
    </style:style>
    <style:style style:name="T123"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4"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5"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6"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7" style:family="text">
      <style:text-properties fo:background-color="#ffffff" loext:char-shading-value="0"/>
    </style:style>
    <style:style style:name="T128" style:family="text">
      <style:text-properties fo:background-color="#ffffff" loext:char-shading-value="0"/>
    </style:style>
    <style:style style:name="T129" style:family="text">
      <style:text-properties officeooo:rsid="001c39a2"/>
    </style:style>
    <style:style style:name="T130" style:family="text">
      <style:text-properties officeooo:rsid="004aed53"/>
    </style:style>
    <style:style style:name="T131" style:family="text">
      <style:text-properties officeooo:rsid="004ad564"/>
    </style:style>
    <style:style style:name="T132" style:family="text">
      <style:text-properties officeooo:rsid="004f15b8"/>
    </style:style>
    <style:style style:name="T133" style:family="text">
      <style:text-properties officeooo:rsid="003ade4c"/>
    </style:style>
    <style:style style:name="T134" style:family="text">
      <style:text-properties officeooo:rsid="00462a06"/>
    </style:style>
    <style:style style:name="T135" style:family="text">
      <style:text-properties fo:language="de" fo:country="DE"/>
    </style:style>
    <style:style style:name="T136" style:family="text">
      <style:text-properties fo:language="de" fo:country="DE" officeooo:rsid="001c39a2"/>
    </style:style>
    <style:style style:name="T137" style:family="text">
      <style:text-properties fo:language="de" fo:country="DE" officeooo:rsid="0065f4fc"/>
    </style:style>
    <style:style style:name="T138" style:family="text">
      <style:text-properties fo:language="de" fo:country="DE" officeooo:rsid="0050ee29"/>
    </style:style>
    <style:style style:name="T139" style:family="text">
      <style:text-properties fo:language="de" fo:country="DE" officeooo:rsid="00602d5d"/>
    </style:style>
    <style:style style:name="T140" style:family="text">
      <style:text-properties officeooo:rsid="005f48a1"/>
    </style:style>
    <style:style style:name="T141" style:family="text">
      <style:text-properties fo:color="#00a933" style:font-name="Liberation Mono" fo:font-size="8pt" style:font-size-asian="8pt" style:font-size-complex="8pt"/>
    </style:style>
    <style:style style:name="T142" style:family="text">
      <style:text-properties fo:color="#00a933" fo:font-size="10pt" fo:font-style="italic" officeooo:rsid="006eb985" style:font-size-asian="10pt" style:font-style-asian="italic" style:font-size-complex="10pt" style:font-style-complex="italic"/>
    </style:style>
    <style:style style:name="T143" style:family="text">
      <style:text-properties fo:color="#00a933" fo:font-style="italic" officeooo:rsid="006ec2fe" style:font-style-asian="italic" style:font-style-complex="italic"/>
    </style:style>
    <style:style style:name="T144" style:family="text">
      <style:text-properties officeooo:rsid="00671217"/>
    </style:style>
    <style:style style:name="T145" style:family="text">
      <style:text-properties officeooo:rsid="006ec2fe"/>
    </style:style>
    <style:style style:name="T146" style:family="text">
      <style:text-properties officeooo:rsid="006f450a"/>
    </style:style>
    <style:style style:name="T147" style:family="text">
      <style:text-properties fo:language="en" fo:country="US" fo:font-weight="bold" style:font-weight-asian="bold" style:font-weight-complex="bold"/>
    </style:style>
    <style:style style:name="T148" style:family="text">
      <style:text-properties style:font-size-asian="10pt"/>
    </style:style>
    <style:style style:name="T149" style:family="text">
      <style:text-properties officeooo:rsid="001c39a2" style:font-size-asian="10pt"/>
    </style:style>
    <style:style style:name="T150" style:family="text">
      <style:text-properties officeooo:rsid="003ade4c" style:font-size-asian="10pt"/>
    </style:style>
    <style:style style:name="T151" style:family="text">
      <style:text-properties officeooo:rsid="00462a06" style:font-size-asian="10pt"/>
    </style:style>
    <style:style style:name="T152" style:family="text">
      <style:text-properties officeooo:rsid="00490590" style:font-size-asian="10pt"/>
    </style:style>
    <style:style style:name="T153" style:family="text">
      <style:text-properties style:font-size-asian="8.75pt"/>
    </style:style>
    <style:style style:name="T154" style:family="text">
      <style:text-properties officeooo:rsid="00944efc" style:font-size-asian="8.75pt"/>
    </style:style>
    <style:style style:name="T155" style:family="text">
      <style:text-properties officeooo:rsid="00958fa6" style:font-size-asian="8.75pt"/>
    </style:style>
    <style:style style:name="T156" style:family="text">
      <style:text-properties officeooo:rsid="006ec2fe" style:font-size-asian="8.75pt"/>
    </style:style>
    <style:style style:name="T157" style:family="text">
      <style:text-properties officeooo:rsid="00c13153" style:font-size-asian="8.75pt"/>
    </style:style>
    <style:style style:name="T158" style:family="text">
      <style:text-properties officeooo:rsid="009fc656" style:font-size-asian="8.75pt"/>
    </style:style>
    <style:style style:name="T159" style:family="text">
      <style:text-properties fo:color="#ff8000" fo:font-weight="bold" style:font-weight-asian="bold" style:font-weight-complex="bold"/>
    </style:style>
    <style:style style:name="T160" style:family="text">
      <style:text-properties fo:color="#ff8000" fo:language="en" fo:country="GB" fo:font-weight="bold" style:font-weight-asian="bold" style:font-weight-complex="bold"/>
    </style:style>
    <style:style style:name="T161" style:family="text">
      <style:text-properties fo:color="#ff8000" fo:language="en" fo:country="GB" fo:font-weight="bold" officeooo:rsid="0071d171" style:font-weight-asian="bold" style:font-weight-complex="bold"/>
    </style:style>
    <style:style style:name="T162" style:family="text">
      <style:text-properties fo:color="#ff8000" fo:language="en" fo:country="US" fo:font-weight="bold" style:font-weight-asian="bold" style:font-weight-complex="bold"/>
    </style:style>
    <style:style style:name="T163" style:family="text">
      <style:text-properties officeooo:rsid="00755e2d"/>
    </style:style>
    <style:style style:name="T164" style:family="text">
      <style:text-properties officeooo:rsid="00b7fc5d"/>
    </style:style>
    <style:style style:name="T165" style:family="text">
      <style:text-properties officeooo:rsid="008727a6"/>
    </style:style>
    <style:style style:name="T166" style:family="text">
      <style:text-properties officeooo:rsid="00c13153"/>
    </style:style>
    <style:style style:name="T167" style:family="text">
      <style:text-properties officeooo:rsid="00c30b78"/>
    </style:style>
    <style:style style:name="T168" style:family="text">
      <style:text-properties fo:font-size="9pt" style:font-size-asian="9pt" style:font-size-complex="9pt"/>
    </style:style>
    <style:style style:name="T169" style:family="text">
      <style:text-properties officeooo:rsid="010c34a6"/>
    </style:style>
    <style:style style:name="T170" style:family="text">
      <style:text-properties officeooo:rsid="00a6bcd6"/>
    </style:style>
    <style:style style:name="T171" style:family="text">
      <style:text-properties officeooo:rsid="00a835c5"/>
    </style:style>
    <style:style style:name="T172" style:family="text">
      <style:text-properties officeooo:rsid="00944efc"/>
    </style:style>
    <style:style style:name="T173" style:family="text">
      <style:text-properties officeooo:rsid="00958fa6"/>
    </style:style>
    <style:style style:name="T174" style:family="text">
      <style:text-properties officeooo:rsid="0095959b"/>
    </style:style>
    <style:style style:name="T175" style:family="text">
      <style:text-properties officeooo:rsid="0118f887"/>
    </style:style>
    <style:style style:name="T176" style:family="text">
      <style:text-properties officeooo:rsid="00490590"/>
    </style:style>
    <style:style style:name="T177" style:family="text">
      <style:text-properties officeooo:rsid="01162bdb"/>
    </style:style>
    <style:style style:name="T178" style:family="text">
      <style:text-properties officeooo:rsid="00ac368d"/>
    </style:style>
    <style:style style:name="T179" style:family="text">
      <style:text-properties officeooo:rsid="010febcd"/>
    </style:style>
    <style:style style:name="T180" style:family="text">
      <style:text-properties officeooo:rsid="00ab16c4"/>
    </style:style>
    <style:style style:name="T181" style:family="text">
      <style:text-properties fo:background-color="#2a6099" loext:char-shading-value="0"/>
    </style:style>
    <style:style style:name="T182" style:family="text">
      <style:text-properties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8"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3"><text:bookmark-ref text:reference-format="text" text:ref-name="__RefHeading___Toc8053_2992519862">TMultiButtonStyleManager</text:bookmark-ref></text:p>
      <text:p text:style-name="P1"/>
      <text:p text:style-name="P167"><text:bookmark-ref text:reference-format="text" text:ref-name="__RefHeading___Toc8982_252959397">TMultiplexSlider </text:bookmark-ref></text:p>
      <text:p text:style-name="P1"/>
      <text:p text:style-name="P1">TMultiSeperator</text:p>
      <text:p text:style-name="P1"><text:s/></text:p>
      <text:p text:style-name="P1"/>
      <text:p text:style-name="P1"/>
      <text:p text:style-name="P2"><text:span text:style-name="T160">Th</text:span><text:span text:style-name="T161">is</text:span><text:span text:style-name="T159"> </text:span><text:span text:style-name="T160">text</text:span><text:span text:style-name="T159"> was </text:span><text:span text:style-name="T160">translated</text:span><text:span text:style-name="T159"> </text:span><text:span text:style-name="T162">with</text:span><text:span text:style-name="T159">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0"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171" text:outline-level="2"><text:bookmark-start text:name="__RefHeading___Toc16179_658426360"/>TMultiPanel <text:bookmark-end text:name="__RefHeading___Toc16179_658426360"/></text:h>
      <text:h text:style-name="P174" text:outline-level="3">Properties</text:h>
      <text:p text:style-name="P22">Action<text:tab/>: The Action associated with the control</text:p>
      <text:p text:style-name="P22">Align<text:tab/>: Specifies the placement of the control inside its Parent.</text:p>
      <text:p text:style-name="P22">Anchors<text:tab/>: The set of anchor definitions for this control</text:p>
      <text:p text:style-name="P22">Autosize<text:tab/>: Allows automatic adjustment of the size for the control, according to its content</text:p>
      <text:p text:style-name="P22">BidiMode<text:tab/>: Customization (of text controls) in bidirectional reading environments</text:p>
      <text:p text:style-name="P22"><text:span text:style-name="T69"><text:reference-ref text:reference-format="text" text:ref-name="BorderSettings">BorderSettings</text:reference-ref></text:span><text:s/><text:tab/>: <text:span text:style-name="T63">T</text:span>he properties of the border</text:p>
      <text:p text:style-name="P130"><text:span text:style-name="T69"><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8"><text:span text:style-name="T69"><text:reference-ref text:reference-format="text" text:ref-name="BorderSettings.InnerColor">BorderSettings.InnerColor</text:reference-ref></text:span><text:s/><text:tab/>: <text:span text:style-name="T63">T</text:span>he color of the innerborder</text:p>
      <text:p text:style-name="P129"><text:span text:style-name="T69"><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8"><text:span text:style-name="T69"><text:reference-ref text:reference-format="text" text:ref-name="BorderSettings.OuterColor">BorderSettings.OuterColor</text:reference-ref></text:span><text:span text:style-name="T69"><text:s/></text:span><text:tab/>: <text:span text:style-name="T64">T</text:span>he color of the outerborder</text:p>
      <text:p text:style-name="P28"><text:span text:style-name="T69"><text:reference-ref text:reference-format="text" text:ref-name="BorderSettings.OuterWidth">BorderSettings.OuterWidth</text:reference-ref></text:span><text:span text:style-name="T69"><text:s/></text:span><text:tab/>: <text:span text:style-name="T64">T</text:span>he width of the outerborder</text:p>
      <text:p text:style-name="P22">BorderSpacing<text:tab/>: Determines the inner and outer border spacing for this control</text:p>
      <text:p text:style-name="P22">Caption <text:tab/>: The text that the user writes in the panel</text:p>
      <text:p text:style-name="P29">CaptionAlignment<text:tab/>: Alignment of the text in the caption (left, center, right)</text:p>
      <text:p text:style-name="P17">CaptionHorMargin <text:tab/>: The horizontal distance of the text in the text rectangle (only effective with <text:tab/> <text:s/>taLeftJustify)</text:p>
      <text:p text:style-name="P22">CaptionLayout<text:tab/>: Alignment of the text in the caption (top, center, bottom)</text:p>
      <text:p text:style-name="P22">CaptionVerMargin <text:tab/>: The vertical distance of the text in the text rectangle (only effective with tlTop)</text:p>
      <text:p text:style-name="P22">CaptionWordbreak <text:tab/>: Allows a line break in the caption</text:p>
      <text:p text:style-name="P22"><text:span text:style-name="T69"><text:reference-ref text:reference-format="text" text:ref-name="ColorEnd">ColorEnd</text:reference-ref></text:span><text:s text:c="3"/><text:tab/>: The end color of the panel ( for color gradient)</text:p>
      <text:p text:style-name="P22"><text:span text:style-name="T69"><text:reference-ref text:reference-format="text" text:ref-name="ColorGradient">ColorGradient</text:reference-ref></text:span><text:s/><text:tab/>: The direction of the gradient</text:p>
      <text:p text:style-name="P22"><text:span text:style-name="T69"><text:reference-ref text:reference-format="text" text:ref-name="ColorStart">ColorStart</text:reference-ref></text:span><text:s/><text:tab/>: The start color of the panel ( for color gradient)</text:p>
      <text:p text:style-name="P22">Constraints<text:tab/>: The minimum and maximum Width and Height for the control</text:p>
      <text:p text:style-name="P33">Cursor<text:tab/>: The shape of the mouse pointer, when the mouse is over this control</text:p>
      <text:p text:style-name="P33">DoubleBuffered<text:tab/>: Allows to reduce flicker in the painting of the control</text:p>
      <text:p text:style-name="P22">DragCursor<text:tab/>: The cursor shape shown while the control is dragged</text:p>
      <text:p text:style-name="P22">DragKind<text:tab/>: The operation when the control is dragged - Drag or Dock</text:p>
      <text:p text:style-name="P22">DragMode<text:tab/>: Allows the user to drag the control</text:p>
      <text:p text:style-name="P22"><text:span text:style-name="T69"><text:reference-ref text:reference-format="text" text:ref-name="DrawACustomPanel">DrawACustomPanel</text:reference-ref></text:span><text:tab/>: Opens an editor where you can draw a panel</text:p>
      <text:p text:style-name="P22"><text:span text:style-name="T69"><text:reference-ref text:reference-format="text" text:ref-name="DropDown">DropDown</text:reference-ref></text:span><text:span text:style-name="T69">Menu</text:span> <text:tab/>: <text:span text:style-name="T65">T</text:span>he properties of the dropdownmenu</text:p>
      <text:p text:style-name="P23"><text:span text:style-name="T69"><text:reference-ref text:reference-format="text" text:ref-name="DropDownMenu.Active">DropDownMenu.Active</text:reference-ref></text:span><text:tab/>: <text:span text:style-name="T65">A</text:span>ctivates the dropdown function</text:p>
      <text:p text:style-name="P23"><text:span text:style-name="T69"><text:reference-ref text:reference-format="text" text:ref-name="DropDown">DropDown</text:reference-ref></text:span><text:span text:style-name="T69">Menu.Compressed </text:span><text:tab/>: <text:span text:style-name="T65">P</text:span>roperties of the compressed panel</text:p>
      <text:p text:style-name="P24"><text:span text:style-name="T69"><text:reference-ref text:reference-format="text" text:ref-name="DropDownMenu.Compressed.Active">DropDownMenu.Compressed.Active</text:reference-ref></text:span><text:s text:c="3"/>: <text:span text:style-name="T65">M</text:span>akes the selection the starting value</text:p>
      <text:p text:style-name="P24"><text:span text:style-name="T69"><text:reference-ref text:reference-format="text" text:ref-name="DropDownMenu.Compressed.Height">DropDownMenu.Compressed.Height</text:reference-ref></text:span><text:s text:c="2"/>: <text:span text:style-name="T65">T</text:span>he height of the compressed panel</text:p>
      <text:p text:style-name="P24"><text:span text:style-name="T69"><text:reference-ref text:reference-format="text" text:ref-name="DropDownMenu.Compressed.Width">DropDownMenu.Compressed.Width</text:reference-ref></text:span><text:span text:style-name="T69"><text:s/></text:span><text:s text:c="2"/>: <text:span text:style-name="T65">T</text:span>he width of the compressed panel</text:p>
      <text:p text:style-name="P23"><text:span text:style-name="T69"><text:reference-ref text:reference-format="text" text:ref-name="DropDownMenu.Direction">DropDownMenu.Direction</text:reference-ref></text:span><text:tab/>: <text:span text:style-name="T65">T</text:span>he fold-out direction</text:p>
      <text:p text:style-name="P20"><text:span text:style-name="T69"><text:reference-ref text:reference-format="text" text:ref-name="DropDownMenu.Hotspot">DropDownMenu.Hotspot</text:reference-ref></text:span><text:s/><text:tab/>: <text:span text:style-name="T139">Defines the area in which a click is effective, only active with <text:tab/> <text:tab/> <text:tab/> <text:s/>DropDownMenu.Active and trPinned (only at runtime!)</text:span></text:p>
      <text:p text:style-name="P23"><text:span text:style-name="T69"><text:reference-ref text:reference-format="text" text:ref-name="DropDownMenu.Speed">DropDownMenu.Speed</text:reference-ref></text:span><text:tab/>: <text:span text:style-name="T65">T</text:span>he drawing speed (timer intervall)</text:p>
      <text:p text:style-name="P23"><text:span text:style-name="T69"><text:reference-ref text:reference-format="text" text:ref-name="DropDownMenu.Step">DropDownMenu.Step</text:reference-ref></text:span><text:tab/>: <text:span text:style-name="T65">T</text:span>he drawing steps (pixels)</text:p>
      <text:p text:style-name="P23"><text:span text:style-name="T69"><text:reference-ref text:reference-format="text" text:ref-name="DropDown">DropDown</text:reference-ref></text:span><text:span text:style-name="T69">Menu.Stretched</text:span> <text:s/><text:tab/>: <text:span text:style-name="T65">P</text:span>roperties of the streched Panel</text:p>
      <text:p text:style-name="P24"><text:soft-page-break/><text:span text:style-name="T69"><text:reference-ref text:reference-format="text" text:ref-name="DropDownMenu.Stretched.Active">DropDownMenu.Stretched.Active</text:reference-ref></text:span><text:span text:style-name="T69"><text:s/></text:span><text:tab/>: <text:span text:style-name="T65">M</text:span>akes the selection the starting value</text:p>
      <text:p text:style-name="P24"><text:span text:style-name="T69"><text:reference-ref text:reference-format="text" text:ref-name="DropDownMenu.Stretched.Height">DropDownMenu.Stretched.Height</text:reference-ref></text:span><text:s/><text:tab/>: <text:span text:style-name="T65">T</text:span>he height of the stretched panel</text:p>
      <text:p text:style-name="P24"><text:span text:style-name="T69"><text:reference-ref text:reference-format="text" text:ref-name="DropDownMenu.Stretched.Width">DropDownMenu.Stretched.Width.</text:reference-ref></text:span><text:span text:style-name="T69"><text:s/></text:span><text:tab/>: <text:span text:style-name="T66">T</text:span>he width of the stretched panel</text:p>
      <text:p text:style-name="P23"><text:span text:style-name="T69"><text:reference-ref text:reference-format="text" text:ref-name="DropDownMenu.Trigger">DropDownMenu.Trigger</text:reference-ref></text:span><text:s/><text:tab/>: Trigger</text:p>
      <text:p text:style-name="P22">Font<text:tab/>: The font to be used for text display in this panel</text:p>
      <text:p text:style-name="P30">Height<text:tab/>: The vertical size of the control</text:p>
      <text:p text:style-name="P36">HelpContext<text:tab/>: The ID for context-sensitive Help on this control</text:p>
      <text:p text:style-name="P30"><text:span text:style-name="T67">HelpKeyword<text:tab/>: The keyword for context-sensitive Help on this control</text:span><text:tab/></text:p>
      <text:p text:style-name="P17">HelpType<text:tab/>: Determines whether context-sensitive Help is selected by numeric ID or <text:tab/> <text:tab/> <text:s/>keyword</text:p>
      <text:p text:style-name="P34">Hint<text:tab/>: The text to show in the Hint window for the control</text:p>
      <text:p text:style-name="P22">ImageIndex<text:tab/>: The Index of a Image in a ImageList</text:p>
      <text:p text:style-name="P22">ImageLeft <text:s/><text:tab/>: The coordinate of the left edge of a Image</text:p>
      <text:p text:style-name="P22">Images <text:s/><text:tab/>: <text:s/>A list for including images </text:p>
      <text:p text:style-name="P22">ImageTop <text:s text:c="2"/><text:tab/>: The coordinate of the top edge of a Image</text:p>
      <text:p text:style-name="P25">ImageWidth <text:tab/>: The unique width of all images in the list</text:p>
      <text:p text:style-name="P35"><text:span text:style-name="T69"><text:reference-ref text:reference-format="text" text:ref-name="Left">Left</text:reference-ref></text:span><text:tab/>: The client coordinate of the left edge of the control</text:p>
      <text:p text:style-name="P25"><text:span text:style-name="T69"><text:reference-ref text:reference-format="text" text:ref-name="RndRctRadius">RndRctRadius</text:reference-ref></text:span><text:span text:style-name="T69"><text:s/></text:span><text:tab/>: Corner diameter if the geometric shape is RoundRect</text:p>
      <text:p text:style-name="P26"><text:span text:style-name="T69"><text:reference-ref text:reference-format="text" text:ref-name="Style">Style</text:reference-ref></text:span><text:tab/>: The geometric shape of the panel</text:p>
      <text:p text:style-name="P35"><text:span text:style-name="T69"><text:reference-ref text:reference-format="text" text:ref-name="Top">Top</text:reference-ref></text:span><text:tab/>: The client coordinate of the top edge of the control</text:p>
      <text:p text:style-name="P18">Visible <text:tab/>: Allows to show or hide the control, and all of its children</text:p>
      <text:p text:style-name="P26">Width<text:tab/>: The horizontal extent of the control</text:p>
      <text:p text:style-name="P134"><text:span text:style-name="T71"><text:reference-ref text:reference-format="text" text:ref-name="Appear">Appear</text:reference-ref></text:span><text:span text:style-name="T71"><text:s/></text:span><text:span text:style-name="T68"><text:tab/>: makes the panel appear </text:span><text:span text:style-name="T12">(only at runtime!)</text:span></text:p>
      <text:p text:style-name="P134"><text:span text:style-name="T71"><text:reference-ref text:reference-format="text" text:ref-name="Disappear">Disappear</text:reference-ref></text:span><text:span text:style-name="T68"><text:s/><text:tab/>: makes the panel disappear </text:span><text:span text:style-name="T12">(only at runtime!)</text:span></text:p>
      <text:p text:style-name="P134"><text:span text:style-name="T71"><text:reference-ref text:reference-format="text" text:ref-name="AnimationSpeed">AnimationSpeed</text:reference-ref></text:span><text:span text:style-name="T68"><text:s/><text:tab/>: Speed for Appear bzw. Disappear (default 0,05) </text:span><text:span text:style-name="T12">(only at runtime!)</text:span></text:p>
      <text:p text:style-name="P132"><text:span text:style-name="T72"><text:reference-ref text:reference-format="text" text:ref-name="ParentAsBkgrd">ParentAsBkgrd</text:reference-ref></text:span><text:span text:style-name="T72"><text:s/></text:span><text:span text:style-name="T12"><text:tab/>: Background of the panel takes on the colour of the parent (only at runtime!)</text:span></text:p>
      <text:p text:style-name="P26"/>
      <text:h text:style-name="P179" text:outline-level="3"><text:span text:style-name="T105">E</text:span><text:span text:style-name="T109">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19">OnDragDrop<text:tab/>: This handler determines the action on an drop onto this control, in a drag-drop <text:tab/> <text:s/>operation</text:p>
      <text:p text:style-name="P27">OnDragOver<text:tab/>: Event handler for a control being dragged over this control</text:p>
      <text:p text:style-name="P27">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7">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183"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69"><text:reference-ref text:reference-format="text" text:ref-name="LoadFromFile">LoadFromFile</text:reference-ref></text:span>(aFileName: string);</text:p>
      <text:p text:style-name="P15">procedure <text:span text:style-name="T69"><text:reference-ref text:reference-format="text" text:ref-name="InvalidateBackground">InvalidateBackground</text:reference-ref></text:span><text:span text:style-name="T69">;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180" text:outline-level="3"><text:span text:style-name="T133">D</text:span>e<text:span text:style-name="T134">s</text:span>cription</text:h>
      <text:p text:style-name="P152"/>
      <text:p text:style-name="P39">You will find the MultiPanel in the Multis tab.</text:p>
      <text:p text:style-name="P3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9"/>
      <text:p text:style-name="P39"/>
      <text:p text:style-name="P39"/>
      <text:p text:style-name="P40">The shape of the MultiPanel can be influenced with the<text:span text:style-name="T77"> </text:span><text:reference-mark-start text:name="Style"/><text:span text:style-name="T77">Style</text:span><text:reference-mark-end text:name="Style"/><text:span text:style-name="T77"> </text:span>property.</text:p>
      <text:p text:style-name="P40">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7">RndRctRadius</text:span><text:reference-mark-end text:name="RndRctRadius"/><text:span text:style-name="T77">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139"><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86">DrawACustomPanel</text:span><text:reference-mark-end text:name="DrawACustomPanel"/><text:span text:style-name="T87"> </text:span><text:span text:style-name="T7">.</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1"/>
      <text:p text:style-name="P38">A property editor will open:</text:p>
      <text:p text:style-name="P3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146"><text:span text:style-name="T11"><text:tab/></text:span><text:bookmark text:name="tw-target-text"/><text:span text:style-name="T147">Remember it must be set to <text:tab/>mpsCustom!</text:span></text:p>
      <text:p text:style-name="P37"/>
      <text:p text:style-name="P37"/>
      <text:p text:style-name="P37"/>
      <text:p text:style-name="P37"/>
      <text:p text:style-name="P37"/>
      <text:p text:style-name="P37"/>
      <text:p text:style-name="P37">At runtime, MultiPanels saved in advance can also be loaded with <text:reference-mark-start text:name="LoasdFromFile"/><text:reference-mark-start text:name="LoadFromFile"/><text:span text:style-name="T77">LoadFromFile</text:span><text:reference-mark-end text:name="LoadFromFile"/><text:reference-mark-end text:name="LoasdFromFile"/>.</text:p>
      <text:p text:style-name="P37"/>
      <text:p text:style-name="P37"/>
      <text:p text:style-name="P37"/>
      <text:p text:style-name="P37"/>
      <text:p text:style-name="P37"/>
      <text:p text:style-name="P37"/>
      <text:p text:style-name="P37"/>
      <text:p text:style-name="P44"><text:soft-page-break/>To change the colour of the MultiPanel you need the properties <text:reference-mark-start text:name="ColorStart"/><text:span text:style-name="T77">ColorStart</text:span><text:reference-mark-end text:name="ColorStart"/>, <text:reference-mark-start text:name="ColorEnd"/><text:span text:style-name="T77">ColorEnd</text:span><text:reference-mark-end text:name="ColorEnd"/> and <text:reference-mark-start text:name="ColorGradient"/><text:span text:style-name="T77">ColorGradient</text:span><text:reference-mark-end text:name="ColorGradient"/>. To get a single-coloured MultiPanel, ColorStart and ColorEnd must be the same. Otherwise, the composition of the three properties determines the appearance.</text:p>
      <text:p text:style-name="P43">gcSpread: <text:s text:c="3"/><text:tab/>gcRadiant: <text:s text:c="4"/><text:tab/>gcAlternate:</text:p>
      <text:p text:style-name="P4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3"><text:tab/>Alternately sets one pixel <text:tab/>each to Start- and <text:tab/>EndColor.</text:p>
      <text:p text:style-name="P43"/>
      <text:p text:style-name="P43"/>
      <text:p text:style-name="P43"><text:span text:style-name="T130">g</text:span><text:span text:style-name="T131">cHorizontal: <text:s text:c="5"/><text:tab/></text:span><text:span text:style-name="T130">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
      <text:p text:style-name="P43"/>
      <text:p text:style-name="P43"/>
      <text:p text:style-name="P43"/>
      <text:p text:style-name="P43"/>
      <text:p text:style-name="P45"><text:span text:style-name="T127">If you want to highlight the border, you can use the properties of the</text:span><text:span text:style-name="T77"> </text:span><text:reference-mark-start text:name="BorderSettings"/><text:span text:style-name="T78">BorderSettings</text:span><text:reference-mark-end text:name="BorderSettings"/>.</text:p>
      <text:p text:style-name="P4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32"> clNone.</text:span></text:p>
      <text:p text:style-name="P45"/>
      <text:p text:style-name="P45"/>
      <text:p text:style-name="P45"/>
      <text:p text:style-name="P45"/>
      <text:p text:style-name="P131"><text:reference-mark-start text:name="BorderSettings.Between"/><text:span text:style-name="T77">BorderSettings.Between</text:span><text:reference-mark-end text:name="BorderSettings.Between"/><text:span text:style-name="T3"> <text:tab/>: </text:span><text:span text:style-name="T4">T</text:span><text:span text:style-name="T3">he space between inner- and outerborder</text:span></text:p>
      <text:p text:style-name="P31"><text:reference-mark-start text:name="BorderSettings.InnerColor"/><text:span text:style-name="T77">BorderSettings.InnerColor</text:span><text:reference-mark-end text:name="BorderSettings.InnerColor"/><text:span text:style-name="T77"> </text:span><text:tab/>: <text:span text:style-name="T63">T</text:span>he color of the innerborder</text:p>
      <text:p text:style-name="P131"><text:reference-mark-start text:name="BorderSettings.InnerWidth"/><text:span text:style-name="T77">BorderSettings.InnerWidth</text:span><text:reference-mark-end text:name="BorderSettings.InnerWidth"/><text:span text:style-name="T3"> <text:tab/>: </text:span><text:span text:style-name="T5">T</text:span><text:span text:style-name="T3">he width of the innerborder</text:span></text:p>
      <text:p text:style-name="P31"><text:reference-mark-start text:name="BorderSettings.OuterColor"/><text:span text:style-name="T77">BorderSettings.OuterColor</text:span><text:reference-mark-end text:name="BorderSettings.OuterColor"/> <text:tab/>: <text:span text:style-name="T64">T</text:span>he color of the outerborder</text:p>
      <text:p text:style-name="P31"><text:reference-mark-start text:name="BorderSettings.OuterWidth"/><text:span text:style-name="T77">BorderSettings.OuterWidth</text:span><text:reference-mark-end text:name="BorderSettings.OuterWidth"/> <text:tab/>: <text:span text:style-name="T64">T</text:span>he width of the outerborde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text:soft-page-break/>The <text:reference-mark-start text:name="Appear"/><text:span text:style-name="T77">Appear</text:span><text:reference-mark-end text:name="Appear"/>, <text:reference-mark-start text:name="Disappear"/><text:span text:style-name="T77">Disappear</text:span><text:reference-mark-end text:name="Disappear"/> and <text:reference-mark-start text:name="AnimationSpeed"/><text:span text:style-name="T77">AnimationSpeed</text:span><text:reference-mark-end text:name="AnimationSpeed"/> properties can only be set at runtime!</text:p>
      <text:p text:style-name="P47">To make an invisible MultiPanel appear, use the property <text:span text:style-name="T76">Appear</text:span>. </text:p>
      <text:p text:style-name="P48">Example code:</text:p>
      <text:p text:style-name="P149">procedure TForm1.MultiButton1Click(Sender: TObject);</text:p>
      <text:p text:style-name="P149">begin</text:p>
      <text:p text:style-name="P149"><text:s/>MultiPanel1.Appear:= true;</text:p>
      <text:p text:style-name="P50"><text:span text:style-name="T141">end; </text:span><text:s text:c="2"/></text:p>
      <text:p text:style-name="P50"/>
      <text:p text:style-name="P133"><text:span text:style-name="T9">To make a visible MultiPanel disappear, use the property </text:span><text:span text:style-name="T88">Disa</text:span><text:span text:style-name="T89">ppear</text:span><text:span text:style-name="T9">. </text:span></text:p>
      <text:p text:style-name="P51">Example code:</text:p>
      <text:p text:style-name="P150">procedure TForm1.MultiButton2Click(Sender: TObject);</text:p>
      <text:p text:style-name="P150">begin</text:p>
      <text:p text:style-name="P150"><text:s/>MultiPanel1.Disappear:= true;</text:p>
      <text:p text:style-name="P150">end;</text:p>
      <text:p text:style-name="P54">With the property <text:span text:style-name="T103">AnimationSpeed</text:span><text:span text:style-name="T135"> the speed of appearance or disappearance can be influenced.</text:span></text:p>
      <text:p text:style-name="P88">The default value is 0.05. The smaller the value, the slower the animation. With a value of 0.001 it is already very slow. </text:p>
      <text:p text:style-name="P51">Example code:</text:p>
      <text:p text:style-name="P150">MultiPanel1.AnimationSpeed:= 0.0<text:span text:style-name="T140">01</text:span>;</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55"><text:soft-page-break/><text:span text:style-name="T135">If you select something other than mpsRect as the geometric shape (Style property), </text:span><text:span text:style-name="T138">a </text:span><text:span text:style-name="T135">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04">ParentAsBkgrd</text:span><text:reference-mark-end text:name="ParentAsBkgrd"/><text:span text:style-name="T135"> is set to true by default.</text:span></text:p>
      <text:p text:style-name="P55"><text:span text:style-name="T136">ParentAsBkgrd :</text:span><text:span text:style-name="T137">= true<text:tab/> </text:span><text:span text:style-name="T136">ParentAsBkgrd :</text:span><text:span text:style-name="T137">= false</text:span></text:p>
      <text:p text:style-name="P89"><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3"><text:tab/>This setting makes sense especially when the <text:tab/>parent changes its size. Because then, for <text:tab/>example, the drawn line is not scaled correctly <text:tab/>here.<text:span text:style-name="T144"> <text:s/></text:span><text:tab/><text:tab/></text:p>
      <text:p text:style-name="P53"/>
      <text:p text:style-name="P53"/>
      <text:p text:style-name="P56">If the parent has a colour gradient, it is possible to compensate for the scaling problem by calling the procedure <text:reference-mark-start text:name="InvalidateBackground"/><text:span text:style-name="T77">InvalidateBackground</text:span><text:reference-mark-end text:name="InvalidateBackground"/>.</text:p>
      <text:p text:style-name="P52">Example code:</text:p>
      <text:p text:style-name="P151">procedure TForm1.FormChangeBounds(Sender: TObject);</text:p>
      <text:p text:style-name="P151">begin</text:p>
      <text:p text:style-name="P151"><text:s/>MultiPanel1.InvalidateBackground;</text:p>
      <text:p text:style-name="P151">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3"/>
      <text:p text:style-name="P53"/>
      <text:p text:style-name="P53"/>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57"><text:soft-page-break/>To create a <text:reference-mark-start text:name="DropDown"/><text:reference-mark-start text:name="Drop-Down"/><text:span text:style-name="T77">DropDown</text:span><text:reference-mark-end text:name="Drop-Down"/><text:reference-mark-end text:name="DropDown"/> menu (hamburger menu), first set the property <text:reference-mark-start text:name="DropDownMenu.Active"/><text:span text:style-name="T78">DropDownMenu.Active</text:span><text:reference-mark-end text:name="DropDownMenu.Active"/> to true.</text:p>
      <text:p text:style-name="P140"><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91">Left</text:span><text:reference-mark-end text:name="Left"/><text:span text:style-name="T16"> </text:span><text:span text:style-name="T17">or</text:span><text:span text:style-name="T16"> </text:span><text:reference-mark-start text:name="Top"/><text:span text:style-name="T91">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90">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90">DropDownMenu.Compressed.</text:span><text:span text:style-name="T91">Width</text:span><text:reference-mark-end text:name="DropDownMenu.Compressed.Width"/><text:span text:style-name="T16">. If the size fits, switch to the expanded state <text:tab/>with the properties </text:span><text:reference-mark-start text:name="DropDownMenu.Stretched.Active"/><text:span text:style-name="T90">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90">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90">DropDownMenu.Stretched.Height</text:span><text:reference-mark-end text:name="DropDownMenu.Stretched.Height"/><text:span text:style-name="T14"> </text:span><text:span text:style-name="T17">or</text:span><text:span text:style-name="T16"> </text:span><text:reference-mark-start text:name="DropDownMenu.Stretched.Width"/><text:span text:style-name="T90">DropDownMenu.Stretched.</text:span><text:span text:style-name="T92">W</text:span><text:span text:style-name="T90">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90">DropDownMenu.Direction</text:span><text:reference-mark-end text:name="DropDownMenu.Direction"/><text:span text:style-name="T18">. <text:tab/> <text:s text:c="17"/>The following options are available: <text:tab/><text:tab/><text:tab/><text:tab/><text:tab/><text:tab/><text:tab/><text:tab/><text:tab/> <text:s text:c="5"/></text:span><text:span text:style-name="T142">TDirection = (LeftTop_RightBottom,RightTop_LeftBottom,LeftBottom_RightTop,RightBottom_LeftTop)</text:span></text:p>
      <text:p text:style-name="P140"><text:span text:style-name="T13">The speed of the unfolding can be influenced by the properties </text:span><text:reference-mark-start text:name="DropDownMenu.Speed"/><text:span text:style-name="T90">DropDownMenu.Speed</text:span><text:reference-mark-end text:name="DropDownMenu.Speed"/><text:span text:style-name="T14"> </text:span><text:span text:style-name="T19">a</text:span><text:span text:style-name="T13">nd </text:span><text:reference-mark-start text:name="DropDownMenu.Step"/><text:span text:style-name="T90">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92"><text:span text:style-name="T145">With <text:s/></text:span><text:reference-mark-start text:name="DropDownMenu.Trigger"/><text:span text:style-name="T78">DropDownMenu.Trigger</text:span><text:reference-mark-end text:name="DropDownMenu.Trigger"/><text:span text:style-name="T129"> you determine the trigger for the unfolding. <text:tab/><text:tab/><text:tab/> <text:s text:c="15"/>The following possibilities are available</text:span><text:span text:style-name="T145">: <text:tab/><text:tab/><text:tab/><text:tab/><text:tab/><text:tab/><text:tab/> <text:s text:c="6"/></text:span><text:span text:style-name="T143">TTrigger = (trClick,trHover,trPinned) <text:s/></text:span><text:span text:style-name="T145"><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46">(</text:span><text:reference-mark-start text:name="DropDownMenu.Hotspot"/><text:span text:style-name="T78">DropDownMenu.Hotspot</text:span><text:reference-mark-end text:name="DropDownMenu.Hotspot"/><text:span text:style-name="T146">)</text:span><text:span text:style-name="T145">. <text:s text:c="7"/></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72" text:outline-level="2"><text:bookmark-start text:name="__RefHeading___Toc4736_2097741854"/><text:span text:style-name="T76">TMulti</text:span><text:span text:style-name="T113">Button</text:span><text:span text:style-name="T76"> </text:span><text:bookmark-end text:name="__RefHeading___Toc4736_2097741854"/></text:h>
      <text:h text:style-name="P175" text:outline-level="3">Properties</text:h>
      <text:p text:style-name="P63">Action<text:tab/>: The Action associated with the control<text:tab/><text:tab/><text:tab/></text:p>
      <text:p text:style-name="P63">Align<text:tab/>: Specifies the placement of the control inside its Parent<text:tab/><text:tab/><text:tab/></text:p>
      <text:p text:style-name="P63"><text:span text:style-name="T69"><text:reference-ref text:reference-format="text" text:ref-name="AllowsUp">AllowsUp</text:reference-ref></text:span><text:s/><text:tab/>: Allows a pressed button to be set to not pressed<text:tab/><text:tab/></text:p>
      <text:p text:style-name="P63">Anchors<text:tab/>: The set of anchor definitions for this control<text:tab/><text:tab/><text:tab/></text:p>
      <text:p text:style-name="P63">AutoSize <text:tab/>: Allows automatic adjustment of the size for the control, according to its content<text:tab/></text:p>
      <text:p text:style-name="P63">BidiMode<text:tab/>: Customization (of text controls) in bidirectional reading environments<text:tab/><text:tab/></text:p>
      <text:p text:style-name="P63"><text:span text:style-name="T69"><text:reference-ref text:reference-format="text" text:ref-name="BorderColor">BorderColor</text:reference-ref></text:span><text:s/><text:tab/>: The color of the border<text:tab/><text:tab/></text:p>
      <text:p text:style-name="P63">BorderSpacing<text:tab/>: Determines the inner and outer border spacing for this control<text:tab/><text:tab/><text:tab/></text:p>
      <text:p text:style-name="P63"><text:span text:style-name="T69"><text:reference-ref text:reference-format="text" text:ref-name="BorderWidth">BorderWidth</text:reference-ref></text:span><text:tab/>: The whidth of the border <text:tab/><text:tab/></text:p>
      <text:p text:style-name="P63">Caption <text:tab/>: The text that the user writes in the button<text:tab/><text:tab/></text:p>
      <text:p text:style-name="P63">CaptionAlignment<text:tab/>: Alignment of the text in the caption (left, center, right)<text:tab/><text:tab/></text:p>
      <text:p text:style-name="P63">CaptionHorMargin <text:tab/>: The horizontal distance of the text in the text rectangle (only effective with <text:tab/> <text:s text:c="2"/>taLeftJustify)<text:tab/></text:p>
      <text:p text:style-name="P63">CaptionLayout<text:tab/>: Alignment of the text in the caption (top, center, bottom)<text:tab/><text:tab/></text:p>
      <text:p text:style-name="P63">CaptionVerMargin <text:tab/>: The vertical distance of the text in the text rectangle (only effective with tlTop)<text:tab/></text:p>
      <text:p text:style-name="P63">CaptionWordbreak <text:tab/>: Allows a line break in the caption<text:tab/><text:tab/></text:p>
      <text:p text:style-name="P63"><text:span text:style-name="T69"><text:reference-ref text:reference-format="text" text:ref-name="ColorEnd ">ColorEnd</text:reference-ref></text:span><text:s text:c="3"/><text:tab/>: The end color of the button ( for color gradient)<text:tab/><text:tab/></text:p>
      <text:p text:style-name="P63"><text:span text:style-name="T69"><text:reference-ref text:reference-format="text" text:ref-name="ColorGradient ">ColorGradient</text:reference-ref></text:span><text:s/><text:tab/>: The direction of the gradient<text:tab/><text:tab/></text:p>
      <text:p text:style-name="P63"><text:span text:style-name="T69"><text:reference-ref text:reference-format="text" text:ref-name="ColorStart ">ColorStart</text:reference-ref></text:span><text:s/><text:tab/>: The start color of the button ( for color gradient)<text:tab/><text:tab/></text:p>
      <text:p text:style-name="P63">Constraints<text:tab/>: The minimum and maximum Width and Height for the control<text:tab/><text:tab/><text:tab/></text:p>
      <text:p text:style-name="P59"><text:span text:style-name="T69"><text:reference-ref text:reference-format="text" text:ref-name="DisabledAlphaBValue">DisabledAlphaBValue</text:reference-ref></text:span><text:s/><text:tab/>: The <text:span text:style-name="T165">b</text:span>lendvalue at Enable:=false, only at runtime!</text:p>
      <text:p text:style-name="P59"><text:span text:style-name="T69"><text:reference-ref text:reference-format="text" text:ref-name="DisabledColor">DisabledColor</text:reference-ref></text:span><text:s/><text:tab/>: The colour at Enable:=false, only at runtime!</text:p>
      <text:p text:style-name="P63"><text:span text:style-name="T69"><text:reference-ref text:reference-format="text" text:ref-name="Down">Down</text:reference-ref></text:span><text:s/><text:tab/>: The Button has been set in the Down state<text:tab/><text:tab/></text:p>
      <text:p text:style-name="P63">DragCursor<text:tab/>: The cursor shape shown while the control is dragged<text:tab/><text:tab/><text:tab/></text:p>
      <text:p text:style-name="P63">DragKind<text:tab/>: The operation when the control is dragged - Drag or Dock<text:tab/><text:tab/><text:tab/></text:p>
      <text:p text:style-name="P63">DragMode<text:tab/>: Allows the user to drag the control<text:tab/><text:tab/><text:tab/></text:p>
      <text:p text:style-name="P63"><text:span text:style-name="T69"><text:reference-ref text:reference-format="text" text:ref-name="Enable">Enable</text:reference-ref></text:span><text:s/><text:tab/>: <text:s/>Determines whether the control reacts on mouse or keyboard input<text:tab/><text:tab/></text:p>
      <text:p text:style-name="P63"><text:span text:style-name="T69"><text:reference-ref text:reference-format="text" text:ref-name="FocusAlphaBValue">FocusAlphaBValue</text:reference-ref></text:span><text:s/><text:tab/>: How translucent the focusframe is (0=transparent, 255=opaque)<text:tab/><text:tab/></text:p>
      <text:p text:style-name="P63"><text:span text:style-name="T69"><text:reference-ref text:reference-format="text" text:ref-name="FocusColor">FocusColor</text:reference-ref></text:span><text:s/><text:tab/>: The color of the Fokusframe/Foregroundfocus when the Control has the focus<text:tab/></text:p>
      <text:p text:style-name="P63"><text:span text:style-name="T69"><text:reference-ref text:reference-format="text" text:ref-name="FocusFrameOn">FocusFrameOn</text:reference-ref></text:span><text:s/><text:tab/>: Indicates when the button has focus<text:tab/><text:tab/></text:p>
      <text:p text:style-name="P63"><text:span text:style-name="T69"><text:reference-ref text:reference-format="text" text:ref-name="FocusFrameWidth">FocusFrameWidth</text:reference-ref></text:span><text:s/><text:tab/>: The whidth of the focus-frame<text:tab/><text:tab/></text:p>
      <text:p text:style-name="P63">Font<text:tab/>: <text:s/>The font to be used for text display in this button<text:tab/><text:tab/></text:p>
      <text:p text:style-name="P63"><text:span text:style-name="T69"><text:reference-ref text:reference-format="text" text:ref-name="ForegroundFocusOn">ForegroundFocusOn</text:reference-ref></text:span><text:s/><text:tab/>: Indicates when the button has focus<text:tab/><text:tab/></text:p>
      <text:p text:style-name="P63"><text:span text:style-name="T69"><text:reference-ref text:reference-format="text" text:ref-name="GroupIndex">GroupIndex</text:reference-ref></text:span><text:s/><text:tab/>: The Index within the group of MultiButtons<text:tab/><text:tab/></text:p>
      <text:p text:style-name="P63">Height<text:tab/>: The vertical size of the control.The height of the MultiButton is minus <text:tab/> <text:tab/> <text:s/>HoverFrameWidth</text:p>
      <text:p text:style-name="P64"><text:soft-page-break/>HelpContext <text:tab/>: The ID for context-sensitive Help on this control</text:p>
      <text:p text:style-name="P64">HelpKeyword <text:tab/>: The keyword for context-sensitive Help on this control</text:p>
      <text:p text:style-name="P64">HelpType<text:tab/>: Determines whether context-sensitive Help is selected by numeric ID or <text:tab/> <text:tab/> <text:s/>keyword<text:tab/><text:tab/><text:tab/></text:p>
      <text:p text:style-name="P63">Hint <text:tab/>: The text to show in the Hint window for the control</text:p>
      <text:p text:style-name="P63"><text:span text:style-name="T69"><text:reference-ref text:reference-format="text" text:ref-name="HoverEndColor">HoverEndColor</text:reference-ref></text:span><text:s/><text:tab/>: The endcolor of a hoverevent<text:tab/><text:tab/></text:p>
      <text:p text:style-name="P63"><text:span text:style-name="T69"><text:reference-ref text:reference-format="text" text:ref-name="HoverFontColor">HoverFontColor</text:reference-ref></text:span><text:s/><text:tab/>: The color of the Caption during one hoverevent<text:tab/><text:tab/></text:p>
      <text:p text:style-name="P63"><text:span text:style-name="T69"><text:reference-ref text:reference-format="text" text:ref-name="HoverImageIndex">HoverImageIndex</text:reference-ref></text:span><text:s/><text:tab/>: The Index of a Image in a ImageList when during one hoverevent<text:tab/><text:tab/></text:p>
      <text:p text:style-name="P63"><text:span text:style-name="T69"><text:reference-ref text:reference-format="text" text:ref-name="HoverOn">HoverOn</text:reference-ref></text:span><text:s/><text:tab/>: Allows to show or hide a hoverevent<text:tab/><text:tab/></text:p>
      <text:p text:style-name="P63"><text:span text:style-name="T69"><text:reference-ref text:reference-format="text" text:ref-name="HoverStartColor">HoverStartColor</text:reference-ref></text:span><text:s/><text:tab/>: The startcolor of a hoverevent<text:tab/><text:tab/></text:p>
      <text:p text:style-name="P63"><text:span text:style-name="T69"><text:reference-ref text:reference-format="text" text:ref-name="ImageIndex">ImageIndex</text:reference-ref></text:span><text:tab/>: The Index of a Image in a ImageList<text:tab/><text:tab/></text:p>
      <text:p text:style-name="P63"><text:span text:style-name="T69"><text:reference-ref text:reference-format="text" text:ref-name="ImageLeft">ImageLeft</text:reference-ref></text:span><text:s text:c="2"/><text:tab/>: The coordinate of the left edge of a Image<text:tab/><text:tab/></text:p>
      <text:p text:style-name="P63"><text:span text:style-name="T69"><text:reference-ref text:reference-format="text" text:ref-name="Images">Images</text:reference-ref></text:span><text:s text:c="2"/><text:tab/>: A list for including images<text:tab/><text:tab/></text:p>
      <text:p text:style-name="P63"><text:span text:style-name="T69"><text:reference-ref text:reference-format="text" text:ref-name="ImageTop">ImageTop</text:reference-ref></text:span><text:s text:c="3"/><text:tab/>: The coordinate of the top edge of a Image<text:tab/><text:tab/></text:p>
      <text:p text:style-name="P63"><text:span text:style-name="T69"><text:reference-ref text:reference-format="text" text:ref-name="ImageWidth">ImageWidth</text:reference-ref></text:span><text:s/><text:tab/>: <text:s/>The unique width of all images in the list<text:tab/><text:tab/></text:p>
      <text:p text:style-name="P67">Left<text:tab/>: The client coordinate of the left edge of the control</text:p>
      <text:p text:style-name="P63"><text:span text:style-name="T69"><text:reference-ref text:reference-format="text" text:ref-name="MessageButton">MessageButton</text:reference-ref></text:span><text:s/><text:tab/>: A message button to display information or to provide a second integrated <text:tab/> <text:tab/> <text:s/>button</text:p>
      <text:p text:style-name="P63"><text:span text:style-name="T69"><text:reference-ref text:reference-format="text" text:ref-name="MessageButton.Alignment">MessageButton.Alignment</text:reference-ref></text:span><text:s/><text:tab/>: The position of the messagebutton<text:tab/><text:tab/></text:p>
      <text:p text:style-name="P63"><text:span text:style-name="T69"><text:reference-ref text:reference-format="text" text:ref-name="MessageButton.BorderColor">MessageButton.BorderColor</text:reference-ref></text:span><text:s/><text:tab/>: The color of the border<text:tab/><text:tab/></text:p>
      <text:p text:style-name="P63"><text:span text:style-name="T69"><text:reference-ref text:reference-format="text" text:ref-name="MessageButton.BorderWith">MessageButton.BorderWith</text:reference-ref></text:span><text:s/><text:tab/>: The whidth of the border<text:tab/><text:tab/></text:p>
      <text:p text:style-name="P63"><text:span text:style-name="T73"><text:reference-ref text:reference-format="text" text:ref-name="MessageButton.CalculateAlthoughInvisible">MessageButton.CalculateAlthoughInvisible</text:reference-ref></text:span><text:s/><text:tab/>: Is required if the MessagButton is only visible at runtime<text:tab/><text:tab/><text:tab/></text:p>
      <text:p text:style-name="P63">MessageButton.Caption <text:tab/>: The text that the user writes in the messagebutton<text:tab/><text:tab/></text:p>
      <text:p text:style-name="P63">MessageButton.CaptionAlignment<text:tab/>: Alignment of the text in the caption (left, center, right)<text:tab/><text:tab/></text:p>
      <text:p text:style-name="P63">MessageButton.CaptionHorMargin <text:tab/>: The horizontal distance of the text in the text rectangle (only effective with <text:tab/> <text:s/>taLeftJustify)<text:tab/></text:p>
      <text:p text:style-name="P63">MessageButton.CaptionLayout<text:tab/>: Alignment of the text in the caption (top, center, bottom)<text:tab/><text:tab/></text:p>
      <text:p text:style-name="P63">MessageButton.CaptionVerMargin <text:tab/>: The vertical distance of the text in the text rectangle (only effective with tlTop)<text:tab/></text:p>
      <text:p text:style-name="P63"><text:span text:style-name="T69"><text:reference-ref text:reference-format="text" text:ref-name="MessageButton.ColorEnd">MessageButton.ColorEnd</text:reference-ref></text:span><text:s/><text:tab/>: The end color of the messagebutton ( for color gradient)<text:tab/><text:tab/></text:p>
      <text:p text:style-name="P63"><text:span text:style-name="T69"><text:reference-ref text:reference-format="text" text:ref-name="MessageButton.ColorGradient">MessageButton.ColorGradient</text:reference-ref></text:span><text:s/><text:tab/>: The direction of the gradient<text:tab/><text:tab/></text:p>
      <text:p text:style-name="P63"><text:span text:style-name="T69"><text:reference-ref text:reference-format="text" text:ref-name="MessageButton.ColorStart">MessageButton.ColorStart</text:reference-ref></text:span><text:span text:style-name="T69"><text:s/></text:span><text:tab/>: The start color of the messagebutton ( for color gradient)<text:tab/><text:tab/></text:p>
      <text:p text:style-name="P63">MessageButton.Font<text:tab/>: The font to be used for text display in this button<text:tab/><text:tab/></text:p>
      <text:p text:style-name="P63">MessageButton.Height<text:tab/>: The vertical size of the control<text:tab/><text:tab/></text:p>
      <text:p text:style-name="P63"><text:span text:style-name="T69"><text:reference-ref text:reference-format="text" text:ref-name="MessageButton.HoverOn">MessageButton.HoverOn</text:reference-ref></text:span><text:s/><text:tab/>: The color of a hoverevent<text:tab/><text:tab/></text:p>
      <text:p text:style-name="P63"><text:span text:style-name="T69"><text:reference-ref text:reference-format="text" text:ref-name="MessageButton.HoverOn">MessageButton.HoverOn</text:reference-ref></text:span><text:s/><text:tab/>: Allows to show or hide a hoverevent<text:tab/><text:tab/></text:p>
      <text:p text:style-name="P63">MessageButton.ImageIndex <text:tab/>: The Index of a Image in a ImageList<text:tab/><text:tab/></text:p>
      <text:p text:style-name="P63">MessageButton.ImageLeft <text:s/><text:tab/>: The coordinate of the left edge of a Image<text:tab/><text:tab/></text:p>
      <text:p text:style-name="P63">MessageButton.Images <text:s/><text:tab/>: A list for including images <text:tab/><text:tab/></text:p>
      <text:p text:style-name="P63">MessageButton.ImageTop <text:s text:c="2"/><text:tab/>: The coordinate of the top edge of a Image<text:tab/><text:tab/></text:p>
      <text:p text:style-name="P63"><text:soft-page-break/>MessageButton.ImageWidth <text:tab/>: The unique width of all images in the list <text:tab/><text:tab/></text:p>
      <text:p text:style-name="P63"><text:span text:style-name="T69"><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3"><text:span text:style-name="T69"><text:reference-ref text:reference-format="text" text:ref-name="MessageButton.PresdColBlendVal">MessageButton.PresdColBlendVal</text:reference-ref></text:span><text:s/><text:tab/>: How translucent the pressedcolor is (0=transparent, 255=opaque)<text:tab/><text:tab/></text:p>
      <text:p text:style-name="P63"><text:span text:style-name="T69"><text:reference-ref text:reference-format="text" text:ref-name="MessageButton.PressedColor">MessageButton.PressedColor</text:reference-ref></text:span><text:s text:c="2"/><text:tab/>: The color of the messagebutton when it is pressed<text:tab/><text:tab/></text:p>
      <text:p text:style-name="P63"><text:span text:style-name="T69"><text:reference-ref text:reference-format="text" text:ref-name="MessageButton.ShowBorder">MessageButton.ShowBorder</text:reference-ref></text:span><text:span text:style-name="T69"><text:s/></text:span><text:tab/>: Allows to show or hide a border<text:tab/><text:tab/></text:p>
      <text:p text:style-name="P63"><text:span text:style-name="T69"><text:reference-ref text:reference-format="text" text:ref-name="MessageButton.ShowPressed">MessageButton.ShowPressed</text:reference-ref></text:span><text:s/><text:tab/>: Allows to show or hide the pressedoption<text:tab/><text:tab/></text:p>
      <text:p text:style-name="P63"><text:span text:style-name="T69"><text:reference-ref text:reference-format="text" text:ref-name="MessageButton.Style">MessageButton.Style</text:reference-ref></text:span><text:s/><text:tab/>: The geometric shape of the messagebutton<text:tab/><text:tab/></text:p>
      <text:p text:style-name="P63"><text:span text:style-name="T69"><text:reference-ref text:reference-format="text" text:ref-name="MessageButton.Visible">MessageButton.Visible</text:reference-ref></text:span><text:s/><text:tab/>: Allows to show or hide the control, and all of its children<text:tab/><text:tab/></text:p>
      <text:p text:style-name="P63">MessageButton.Width <text:tab/>: The horizontal extent of the control<text:tab/><text:tab/></text:p>
      <text:p text:style-name="P63"><text:span text:style-name="T69"><text:reference-ref text:reference-format="text" text:ref-name="MultiButton_StyleManager">MultiButton_StyleManager</text:reference-ref></text:span><text:tab/>: Simplifies the design of the MultiButton<text:tab/><text:tab/></text:p>
      <text:p text:style-name="P63">PopupMenu<text:tab/>: A context-sensitive menu that pops up when the right mouse button is clicked <text:tab/> <text:s/>over this control<text:tab/></text:p>
      <text:p text:style-name="P63"><text:span text:style-name="T69"><text:reference-ref text:reference-format="text" text:ref-name="PressedEndColor">PressedEndColor</text:reference-ref></text:span><text:s text:c="3"/><text:tab/>: The end color of the button when it is pressed (for color gradient)<text:tab/><text:tab/></text:p>
      <text:p text:style-name="P63"><text:span text:style-name="T69"><text:reference-ref text:reference-format="text" text:ref-name="PressedFontColor">PressedFontColor</text:reference-ref></text:span><text:s text:c="2"/><text:tab/>: The color of the text of the caption when the button is pressed<text:tab/><text:tab/></text:p>
      <text:p text:style-name="P63"><text:span text:style-name="T69"><text:reference-ref text:reference-format="text" text:ref-name="PressedImageIndex">PressedImageIndex</text:reference-ref></text:span><text:s/><text:tab/>: The Index of a Image in a ImageList when the Button is pressed<text:tab/><text:tab/></text:p>
      <text:p text:style-name="P63"><text:span text:style-name="T69"><text:reference-ref text:reference-format="text" text:ref-name="PressedStartColor">PressedStartColor</text:reference-ref></text:span><text:s/><text:tab/>: The starting color of the button when it is pressed (for color gradient)<text:tab/><text:tab/></text:p>
      <text:p text:style-name="P63"><text:span text:style-name="T69"><text:reference-ref text:reference-format="text" text:ref-name="RndRctRadius ">RndRctRadius</text:reference-ref></text:span><text:s/><text:tab/>: Corner diameter if the geometric shape is RoundRect<text:tab/><text:tab/></text:p>
      <text:p text:style-name="P63"><text:span text:style-name="T69"><text:reference-ref text:reference-format="text" text:ref-name="ShowBorder">ShowBorder</text:reference-ref></text:span><text:s/><text:tab/>: Allows to show or hide a border<text:tab/><text:tab/></text:p>
      <text:p text:style-name="P63">ShowHint<text:tab/>: When True, the Hint text is shown when the mouse hovers over the control<text:tab/></text:p>
      <text:p text:style-name="P63"><text:span text:style-name="T69"><text:reference-ref text:reference-format="text" text:ref-name="ShowMsgButtonInGroup">ShowMsgButtonInGroup</text:reference-ref></text:span><text:s/><text:tab/>: Shows the message button on the MultiButton in a group <text:tab/><text:tab/></text:p>
      <text:p text:style-name="P63"><text:span text:style-name="T69"><text:reference-ref text:reference-format="text" text:ref-name="Style ">Style</text:reference-ref></text:span><text:s text:c="6"/><text:tab/>: The geometric shape of the button<text:tab/><text:tab/></text:p>
      <text:p text:style-name="P63">TabOrder<text:tab/>: Determines the sequence of control navigation when the user presses the Tab <text:tab/> <text:s/>key<text:tab/><text:tab/><text:tab/></text:p>
      <text:p text:style-name="P63">TabStop<text:tab/>: Allows the user to navigate to this control, by pressing the Tab key<text:tab/><text:tab/></text:p>
      <text:p text:style-name="P67">Top<text:tab/>: The client coordinate of the top edge of the control</text:p>
      <text:p text:style-name="P63">Visible <text:tab/>: Allows to show or hide the control, and all of its children<text:tab/><text:tab/></text:p>
      <text:p text:style-name="P63">Width<text:tab/>: The horizontal size of the control.The width of the MultiButton is minus <text:tab/> <text:tab/> <text:s/>HoverFrameWidth</text:p>
      <text:p text:style-name="P63"/>
      <text:p text:style-name="P58"/>
      <text:h text:style-name="P184" text:outline-level="3"><text:span text:style-name="T110">Public</text:span><text:span text:style-name="T107"> Pro</text:span><text:span text:style-name="T106">c</text:span><text:span text:style-name="T108">e</text:span><text:span text:style-name="T107">dure</text:span><text:span text:style-name="T106">s</text:span></text:h>
      <text:p text:style-name="P90">procedure <text:span text:style-name="T69"><text:reference-ref text:reference-format="text" text:ref-name="SetStyleManager">SetStyleManager</text:reference-ref></text:span>(AValue: TMultiButtonStyleManager);</text:p>
      <text:h text:style-name="P182" text:outline-level="3"><text:span text:style-name="T105">E</text:span><text:span text:style-name="T109">vents</text:span></text:h>
      <text:p text:style-name="P8">OnClick <text:tab/>: Notification handler for mouse clicks</text:p>
      <text:p text:style-name="P8"/>
      <text:p text:style-name="P21">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83">OnStartDrag<text:tab/>: Event handler for the start of a dragging operation</text:p>
      <text:p text:style-name="P83">MessageButton.OnClick <text:tab/>: Notification handler for mouse clicks</text:p>
      <text:p text:style-name="P83">MessageButton.OnMouseMove <text:tab/>: Event handler for mouse movement within the control </text:p>
      <text:p text:style-name="P83"/>
      <text:p text:style-name="P83"/>
      <text:p text:style-name="P83"/>
      <text:h text:style-name="P181" text:outline-level="3"><text:span text:style-name="T150">D</text:span><text:span text:style-name="T149">e</text:span><text:span text:style-name="T151">s</text:span><text:span text:style-name="T149">cription</text:span></text:h>
      <text:p text:style-name="P86">You can find the MultiButton in the Multi tab:</text:p>
      <text:p text:style-name="P85"><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85"/>
      <text:p text:style-name="P85"/>
      <text:p text:style-name="P85"/>
      <text:p text:style-name="P85"/>
      <text:p text:style-name="P87">It is important to know that the MultiButton is surrounded by a focus frame. As you can see here, the focused MultiButton has an olive green frame. This means that the actual button is smaller around the frame.</text:p>
      <text:p text:style-name="P8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55">The </text:span><text:reference-mark-start text:name="FocusColor"/><text:span text:style-name="T79">FocusColor</text:span><text:reference-mark-end text:name="FocusColor"/><text:span text:style-name="T155"> property can be used to set the colour of the focus frame. <text:tab/><text:tab/>With </text:span><text:reference-mark-start text:name="FocusAlphaBValue"/><text:span text:style-name="T79">FocusAlphaBValue</text:span><text:reference-mark-end text:name="FocusAlphaBValue"/><text:span text:style-name="T155"> the transparency of the focus frame can be <text:tab/><text:tab/><text:tab/>controlled. The value 0 means transparent and 255 opaque. <text:tab/><text:tab/><text:tab/><text:tab/></text:span><text:reference-mark-start text:name="FocusFrameWidth"/><text:span text:style-name="T79">FocusFrameWidth</text:span><text:reference-mark-end text:name="FocusFrameWidth"/><text:span text:style-name="T155"> determines the thickness of the frame.</text:span></text:p>
      <text:p text:style-name="P85"><text:span text:style-name="T154"><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54"><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54"><text:tab/><text:tab/><text:tab/><text:tab/><text:tab/></text:span></text:p>
      <text:p text:style-name="P85"><text:tab/></text:p>
      <text:p text:style-name="P85"/>
      <text:p text:style-name="P141"><text:span text:style-name="T20">If</text:span><text:span text:style-name="T93"> </text:span><text:reference-mark-start text:name="FocusFrameOn"/><text:span text:style-name="T93">FocusFrameOn</text:span><text:reference-mark-end text:name="FocusFrameOn"/><text:span text:style-name="T20"> is set to false, the border is retained but the focus is not shown in colour.</text:span></text:p>
      <text:p text:style-name="P141"><text:span text:style-name="T21">With </text:span><text:reference-mark-start text:name="ForegroundFocusOn"/><text:span text:style-name="T94">ForegroundFocusOn</text:span><text:reference-mark-end text:name="ForegroundFocusOn"/><text:span text:style-name="T21">, the focused MultiButton has a dotted rectangle. The colour of the rectangle can be influenced with </text:span><text:span text:style-name="T101">FocusColor</text:span><text:span text:style-name="T21">. It can be useful here to set </text:span><text:span text:style-name="T101">FocusFrameWidth</text:span><text:span text:style-name="T21"> to 0 and </text:span><text:span text:style-name="T101">FocusFrameOn</text:span><text:span text:style-name="T21"> to false so that the corners are not visible!</text:span></text:p>
      <text:p text:style-name="P6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154"/>
      <text:p text:style-name="P154"/>
      <text:p text:style-name="P154"/>
      <text:p text:style-name="P154"/>
      <text:p text:style-name="P154"/>
      <text:p text:style-name="P68"/>
      <text:p text:style-name="P68"/>
      <text:p text:style-name="P68"/>
      <text:p text:style-name="P68"/>
      <text:p text:style-name="P68">The <text:reference-mark-start text:name="Style "/><text:span text:style-name="T77">Style</text:span><text:reference-mark-end text:name="Style "/> property is used to set the desired geometric shape of the MultiButton.</text:p>
      <text:p text:style-name="P68"/>
      <text:p text:style-name="P69"><draw:frame draw:style-name="fr3"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7">RndRctRadius</text:span><text:reference-mark-end text:name="RndRctRadius "/> property can be used to set the diameter of the corner rounding.</text:p>
      <text:p text:style-name="P68"/>
      <text:p text:style-name="P68"/>
      <text:p text:style-name="P68"/>
      <text:p text:style-name="P68"/>
      <text:p text:style-name="P68"/>
      <text:p text:style-name="P68"/>
      <text:p text:style-name="P93"/>
      <text:p text:style-name="P154"/>
      <text:p text:style-name="P135"><text:soft-page-break/><text:span text:style-name="T28">If you want to add a coloured border to the MultiButton, set </text:span><text:reference-mark-start text:name="ShowBorder"/><text:span text:style-name="T95">ShowBorder</text:span><text:reference-mark-end text:name="ShowBorder"/><text:span text:style-name="T28"> to true. The colour of the <text:tab/></text:span></text:p>
      <text:p text:style-name="P135"><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8"><text:s text:c="4"/>border is set with </text:span><text:reference-mark-start text:name="BorderColor"/><text:span text:style-name="T95">BorderColor</text:span><text:reference-mark-end text:name="BorderColor"/><text:span text:style-name="T28"> and the width with </text:span><text:reference-mark-start text:name="BorderWidth"/><text:span text:style-name="T95">BorderWidth</text:span><text:reference-mark-end text:name="BorderWidth"/><text:span text:style-name="T28">.<text:tab/></text:span></text:p>
      <text:p text:style-name="P70"><text:s text:c="4"/></text:p>
      <text:p text:style-name="P94"/>
      <text:p text:style-name="P154"/>
      <text:p text:style-name="P143"><text:span text:style-name="T28">To change the colour of the Multi</text:span><text:span text:style-name="T31">Button</text:span><text:span text:style-name="T28"> you need the properties </text:span><text:reference-mark-start text:name="ColorStart "/><text:span text:style-name="T95">ColorStart</text:span><text:reference-mark-end text:name="ColorStart "/><text:span text:style-name="T28">, </text:span><text:reference-mark-start text:name="ColorEnd "/><text:span text:style-name="T95">ColorEnd</text:span><text:reference-mark-end text:name="ColorEnd "/><text:span text:style-name="T28"> and </text:span><text:reference-mark-start text:name="ColorGradient "/><text:span text:style-name="T95">ColorGradient</text:span><text:reference-mark-end text:name="ColorGradient "/><text:span text:style-name="T28">. To get a single-coloured Multi</text:span><text:span text:style-name="T31">Button</text:span><text:span text:style-name="T28">, ColorStart and ColorEnd must be the same. Otherwise, the composition of the three properties determines the appearance.</text:span></text:p>
      <text:p text:style-name="P74"><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4"><text:s text:c="3"/>Alternate alternately sets one pixel each to Start- and <text:s/></text:p>
      <text:p text:style-name="P74"><text:span text:style-name="T152"><text:s text:c="3"/>EndColor.</text:span><text:tab/> </text:p>
      <text:p text:style-name="P71"/>
      <text:p text:style-name="P72"><text:s text:c="3"/><text:span text:style-name="T163">Here is </text:span>StartColor clGreen <text:span text:style-name="T163">a</text:span>nd EndColor clYellow.</text:p>
      <text:p text:style-name="P72"/>
      <text:p text:style-name="P72"/>
      <text:p text:style-name="P72"/>
      <text:p text:style-name="P72"/>
      <text:p text:style-name="P75">By default, <text:reference-mark-start text:name="HoverOn"/><text:span text:style-name="T77">HoverOn</text:span><text:reference-mark-end text:name="HoverOn"/> is set to true. This means that when a hover event occurs (the mouse moves over the MultiButton) the appearance can be changed as desired with <text:reference-mark-start text:name="HoverStartColor"/><text:span text:style-name="T77">HoverStartColor</text:span><text:reference-mark-end text:name="HoverStartColor"/>, <text:reference-mark-start text:name="HoverEndColor"/><text:span text:style-name="T77">HoverEndColor</text:span><text:reference-mark-end text:name="HoverEndColor"/>, <text:reference-mark-start text:name="HoverFontColor"/><text:span text:style-name="T77">HoverFontColor</text:span><text:reference-mark-end text:name="HoverFontColor"/> and <text:reference-mark-start text:name="HoverImageIndex"/><text:span text:style-name="T77">HoverImageIndex</text:span><text:reference-mark-end text:name="HoverImageIndex"/>. If you do not want this, set HoverOn to false.<text:tab/></text:p>
      <text:p text:style-name="P61">HoverEndColor <text:tab/>: The endcolor of a hoverevent<text:tab/><text:tab/></text:p>
      <text:p text:style-name="P61">HoverFontColor <text:tab/>: The color of the Caption during one hoverevent<text:tab/><text:tab/></text:p>
      <text:p text:style-name="P61">HoverImageIndex <text:tab/>: The Index of a Image in a ImageList when during one hoverevent<text:tab/><text:tab/></text:p>
      <text:p text:style-name="P61">HoverOn <text:tab/>: Allows to show or hide a hoverevent<text:tab/><text:tab/></text:p>
      <text:p text:style-name="P61">HoverStartColor <text:tab/>: The startcolor of a hoverevent<text:tab/></text:p>
      <text:p text:style-name="P61"/>
      <text:p text:style-name="P61"/>
      <text:p text:style-name="P65">When the MultiButton is pressed, the properties <text:reference-mark-start text:name="PressedStartColor"/><text:span text:style-name="T77">PressedStartColor</text:span><text:reference-mark-end text:name="PressedStartColor"/>, <text:reference-mark-start text:name="PressedEndColor"/><text:span text:style-name="T77">PressedEndColor</text:span><text:reference-mark-end text:name="PressedEndColor"/>, <text:reference-mark-start text:name="PressedFontColor"/><text:span text:style-name="T77">PressedFontColor</text:span><text:reference-mark-end text:name="PressedFontColor"/> and <text:reference-mark-start text:name="PressedImageIndex"/><text:span text:style-name="T77">PressedImageIndex</text:span><text:reference-mark-end text:name="PressedImageIndex"/> influence the appearance. If you do not want any changes when the button is pressed, the only thing left to do is to set the same settings such as ColorStart etc..</text:p>
      <text:p text:style-name="P66">PressedEndColor <text:s text:c="2"/><text:tab/>: The end color of the button when it is pressed (for color gradient)<text:tab/><text:tab/></text:p>
      <text:p text:style-name="P66">PressedFontColor <text:s/><text:tab/>: The color of the text of the caption when the button is pressed<text:tab/><text:tab/></text:p>
      <text:p text:style-name="P66">PressedImageIndex <text:tab/>: The Index of a Image in a ImageList when the Button is pressed<text:tab/><text:tab/></text:p>
      <text:p text:style-name="P66">PressedStartColor <text:tab/>: The starting color of the button when it is pressed (for color gradient)</text:p>
      <text:p text:style-name="P80"/>
      <text:p text:style-name="P80"/>
      <text:p text:style-name="P142"><text:span text:style-name="T29">The </text:span><text:reference-mark-start text:name="Enable"/><text:span text:style-name="T96">Enable</text:span><text:reference-mark-end text:name="Enable"/><text:span text:style-name="T29"> property determines whether the control reacts to mouse or keyboard input. The appearance when not enabled can be influenced at runtime with </text:span><text:reference-mark-start text:name="DisabledAlphaBValue"/><text:span text:style-name="T96">DisabledAlphaBValue</text:span><text:reference-mark-end text:name="DisabledAlphaBValue"/><text:span text:style-name="T29"> and </text:span><text:reference-mark-start text:name="DisabledColor"/><text:span text:style-name="T96">DisabledColor</text:span><text:reference-mark-end text:name="DisabledColor"/><text:span text:style-name="T29">.</text:span></text:p>
      <text:p text:style-name="P79"><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36"><text:span text:style-name="T30"><text:tab/></text:span><text:span text:style-name="T29">If you do not want to see a frame, set </text:span><text:span text:style-name="T102">DisabledColor</text:span><text:span text:style-name="T29"> to the same colour as the <text:tab/>parent.</text:span></text:p>
      <text:p text:style-name="P79"><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79"/>
      <text:p text:style-name="P81">If necessary, use MultiButton2.DisabledColor:=GetColorResolvingParent instead of clDefault.</text:p>
      <text:p text:style-name="P79"/>
      <text:p text:style-name="P77"><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2"/>
      <text:p text:style-name="P62"><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8">With <text:reference-mark-start text:name="Images"/><text:span text:style-name="T77">Images</text:span><text:reference-mark-end text:name="Images"/> you enter the image list on the form. With <text:reference-mark-start text:name="ImageIndex"/><text:span text:style-name="T77">ImageIndex</text:span><text:reference-mark-end text:name="ImageIndex"/> you can select the desired image from the ImageList, where -1 means no image. With <text:reference-mark-start text:name="ImageLeft"/><text:span text:style-name="T77">ImageLeft</text:span><text:reference-mark-end text:name="ImageLeft"/> and <text:reference-mark-start text:name="ImageTop"/><text:span text:style-name="T77">ImageTop</text:span><text:reference-mark-end text:name="ImageTop"/> you determine the position of the image. With <text:reference-mark-start text:name="ImageWidth"/><text:span text:style-name="T77">ImageWidth</text:span><text:reference-mark-end text:name="ImageWidth"/> you can scale the size of the image. It is recommended to scale only smaller.</text:p>
      <text:p text:style-name="P62"><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99">Tip:</text:p>
      <text:p text:style-name="P156"><text:span text:style-name="T41">If you use HighDPI under Windows, the images and the MultiButton are scaled. In order for it to work at runtime, I had to select Vista-8:an,8.1+:pro Monitor(True/PM) in the project settings for DPI adjustment.</text:span><text:line-break/></text:p>
      <text:p text:style-name="P95"/>
      <text:p text:style-name="P95"/>
      <text:p text:style-name="P95"/>
      <text:p text:style-name="P164">The <text:reference-mark-start text:name="AllowsUp"/><text:span text:style-name="T77">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7">Down</text:span><text:reference-mark-end text:name="Down"/>.</text:p>
      <text:p text:style-name="P16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157"/>
      <text:p text:style-name="P157"/>
      <text:p text:style-name="P100"/>
      <text:p text:style-name="P95"/>
      <text:p text:style-name="P95"><text:s/></text:p>
      <text:p text:style-name="P158"><text:soft-page-break/>If needed, the MultiButton can belong to a group. This is achieved with the property <text:reference-mark-start text:name="GroupIndex"/><text:span text:style-name="T77">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6">Down</text:span>.</text:p>
      <text:p text:style-name="P16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64">MultiButton1.GroupIndex:=1;</text:span></text:p>
      <text:p text:style-name="P165"><text:tab/><text:span text:style-name="T164">MultiButton2.GroupIndex:=1;</text:span></text:p>
      <text:p text:style-name="P165"><text:tab/><text:span text:style-name="T164">MultiButton3.GroupIndex:=1; <text:s/>MultiButton3.Down:=true;</text:span></text:p>
      <text:p text:style-name="P96"/>
      <text:p text:style-name="P103">If you want to make the pressed button visually clearer, you can still use the property <text:reference-mark-start text:name="ShowMsgButtonInGroup"/><text:span text:style-name="T80">ShowMsgButtonInGroup</text:span><text:reference-mark-end text:name="ShowMsgButtonInGroup"/><text:span text:style-name="T156">. The last pressed button gets a MessageButton</text:span><text:span text:style-name="T153">.</text:span></text:p>
      <text:p text:style-name="P103"><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98"/>
      <text:p text:style-name="P102"/>
      <text:p text:style-name="P102"/>
      <text:p text:style-name="P96"/>
      <text:p text:style-name="P137"><text:span text:style-name="T42">The</text:span><text:span text:style-name="T43"> </text:span><text:reference-mark-start text:name="MessageButton"/><text:span text:style-name="T115">MessageButton</text:span><text:reference-mark-end text:name="MessageButton"/><text:span text:style-name="T43"> <text:s text:c="7"/></text:span></text:p>
      <text:p text:style-name="P97"><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97"/>
      <text:p text:style-name="P101"/>
      <text:p text:style-name="P101"/>
      <text:p text:style-name="P101"><text:span text:style-name="T157">To use the integrated </text:span><text:span text:style-name="T119">MessageButton</text:span><text:span text:style-name="T157">, you must first set </text:span><text:reference-mark-start text:name="MessageButton.Visible"/><text:span text:style-name="T81">MessageButton.Visible</text:span><text:reference-mark-end text:name="MessageButton.Visible"/><text:span text:style-name="T157"> to true. Then you can set the position of the </text:span><text:span text:style-name="T119">MessageButton</text:span><text:span text:style-name="T157"> with </text:span><text:reference-mark-start text:name="MessageButton.Alignment"/><text:span text:style-name="T81">MessageButton.Alignment</text:span><text:reference-mark-end text:name="MessageButton.Alignment"/><text:span text:style-name="T157">.</text:span></text:p>
      <text:p text:style-name="P111"/>
      <text:p text:style-name="P111"><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8"><text:span text:style-name="T167">The </text:span><text:reference-mark-start text:name="MessageButton.PositionFactor"/><text:span text:style-name="T82">MessageButton.PositionFactor</text:span><text:reference-mark-end text:name="MessageButton.PositionFactor"/><text:span text:style-name="T167"> property can be used to influence the position of the </text:span><text:span text:style-name="T120">MessageButton</text:span><text:span text:style-name="T167"> somewhat. However, only with </text:span><text:span text:style-name="T166">alSE,alSW,alNW,alNE,alW,alE,alN,alS,alRightIn,alLeftIn,alTopIn,alBottomIn</text:span></text:p>
      <text:p text:style-name="P111"/>
      <text:p text:style-name="P111"><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11"/>
      <text:p text:style-name="P111"><text:tab/></text:p>
      <text:p text:style-name="P96"/>
      <text:p text:style-name="P114"><text:soft-page-break/>If you want to change the shape of the MessageButton, you can do this with the property <text:reference-mark-start text:name="MessageButton.Style"/><text:span text:style-name="T77">MessageButton.Style</text:span><text:reference-mark-end text:name="MessageButton.Style"/>.</text:p>
      <text:p text:style-name="P114"><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14"/>
      <text:p text:style-name="P114"/>
      <text:p text:style-name="P114"/>
      <text:p text:style-name="P112">If you place several MultiButtons in a row and the MessageButton is not visible for all of them, the MultiButtons have different sizes. Here no. 2 appears larger:</text:p>
      <text:p text:style-name="P112"><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12"/>
      <text:p text:style-name="P112"/>
      <text:p text:style-name="P112"><text:span text:style-name="T148">To get around this there is the property </text:span><text:reference-mark-start text:name="MessageButton.CalculateAlthoughInvisible"/><text:span text:style-name="T83">MessageButton.CalculateAlthoughInvisible</text:span><text:reference-mark-end text:name="MessageButton.CalculateAlthoughInvisible"/><text:span text:style-name="T148">. If you set this property to true for No. 2, it looks like this:</text:span></text:p>
      <text:p text:style-name="P104"><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04"/>
      <text:p text:style-name="P104"/>
      <text:p text:style-name="P106"/>
      <text:p text:style-name="P159">If you want to provide the MessageButton with a coloured border, set <text:reference-mark-start text:name="MessageButton.ShowBorder"/><text:span text:style-name="T77">MessageButton.ShowBorder</text:span><text:reference-mark-end text:name="MessageButton.ShowBorder"/> to true. The colour of the border is set with <text:reference-mark-start text:name="MessageButton.BorderColor"/><text:span text:style-name="T77">MessageButton.BorderColor</text:span><text:reference-mark-end text:name="MessageButton.BorderColor"/> and the width with <text:reference-mark-start text:name="MessageButtonBorderWith"/><text:reference-mark-start text:name="MessageButton.BorderWith"/><text:span text:style-name="T77">MessageButton.BorderWith</text:span><text:reference-mark-end text:name="MessageButton.BorderWith"/><text:reference-mark-end text:name="MessageButtonBorderWith"/>.</text:p>
      <text:p text:style-name="P10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04"/>
      <text:p text:style-name="P96"/>
      <text:p text:style-name="P107"/>
      <text:p text:style-name="P144"><text:span text:style-name="T28">To change the colour of the MessageButton you need the properties </text:span><text:reference-mark-start text:name="MessageButton.ColorStart"/><text:span text:style-name="T95">MessageButton.ColorStart</text:span><text:reference-mark-end text:name="MessageButton.ColorStart"/><text:span text:style-name="T28">, </text:span><text:reference-mark-start text:name="MessageButton.ColorEnd"/><text:span text:style-name="T95">MessageButton.ColorEnd</text:span><text:reference-mark-end text:name="MessageButton.ColorEnd"/><text:span text:style-name="T28"> and </text:span><text:reference-mark-start text:name="MessageButton.ColorGradient"/><text:span text:style-name="T95">MessageButton.ColorGradient</text:span><text:reference-mark-end text:name="MessageButton.ColorGradient"/><text:span text:style-name="T28">. To get a single-coloured MessageButton, ColorStart and ColorEnd must be the same. Otherwise, the composition of the three properties determines the appearance.</text:span></text:p>
      <text:p text:style-name="P76"><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76"><text:tab/><text:span text:style-name="T152">Alternate alternately sets one pixel each to Start- and <text:tab/>EndColor.</text:span><text:tab/> </text:p>
      <text:p text:style-name="P73"/>
      <text:p text:style-name="P138"><text:span text:style-name="T28"><text:tab/></text:span><text:span text:style-name="T32">Here StartColor is clLime and EndColor is clGreen.</text:span></text:p>
      <text:p text:style-name="P115"/>
      <text:p text:style-name="P147"><text:span text:style-name="T34">By default, </text:span><text:reference-mark-start text:name="MessageButton.HoverOn"/><text:span text:style-name="T97">MessageButton.HoverOn</text:span><text:reference-mark-end text:name="MessageButton.HoverOn"/><text:span text:style-name="T34">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4"><text:tab/>the MessageButton) a border is drawn around the MessageButton. The colour of the border <text:tab/>can be set with </text:span><text:reference-mark-start text:name="MessageButton.HoverColor"/><text:span text:style-name="T97">MessageButton.HoverColor</text:span><text:reference-mark-end text:name="MessageButton.HoverColor"/><text:span text:style-name="T34">. If you do not want this, set HoverOn to false. </text:span></text:p>
      <text:p text:style-name="P147"><text:span text:style-name="T34"><text:tab/>MessageButton. BorderWidth influences the thickness of the hover border!<text:tab/></text:span><text:span text:style-name="T33"> </text:span></text:p>
      <text:p text:style-name="P82"><text:tab/></text:p>
      <text:p text:style-name="P148"><text:span text:style-name="T35"><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5">If the MessageButton is pressed and </text:span><text:reference-mark-start text:name="MessageButton.ShowPressed"/><text:span text:style-name="T98">MessageButton.ShowPressed</text:span><text:reference-mark-end text:name="MessageButton.ShowPressed"/><text:span text:style-name="T35"> is true, then the colour set in <text:tab/></text:span><text:reference-mark-start text:name="MessageButton.PressedColor"/><text:span text:style-name="T98">MessageButton.PressedColor</text:span><text:reference-mark-end text:name="MessageButton.PressedColor"/><text:span text:style-name="T98"> </text:span><text:span text:style-name="T35">with the value stored in </text:span><text:reference-mark-start text:name="MessageButton.PresdColBlendVal"/><text:span text:style-name="T98">MessageButton.PresdColBlendVal</text:span><text:reference-mark-end text:name="MessageButton.PresdColBlendVal"/><text:span text:style-name="T35"> is <text:tab/>faded over the MessageButton. Where 0 means transparent and 255 means opaque.</text:span></text:p>
      <text:p text:style-name="P113"/>
      <text:p text:style-name="P113"/>
      <text:h text:style-name="P173" text:outline-level="2"><text:bookmark-start text:name="__RefHeading___Toc8053_2992519862"/><text:span text:style-name="T76">TMulti</text:span><text:span text:style-name="T121">Button</text:span><text:span text:style-name="T122">StyleManager</text:span><text:bookmark-end text:name="__RefHeading___Toc8053_2992519862"/></text:h>
      <text:p text:style-name="P117">If you are building a form with many MultiButtons that should look similar, we recommend using the MultiButtonStyleManager.</text:p>
      <text:p text:style-name="P118">You can find it here:</text:p>
      <text:p text:style-name="P118"><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17"><text:s/></text:p>
      <text:p text:style-name="P110"/>
      <text:p text:style-name="P110"/>
      <text:p text:style-name="P110"/>
      <text:p text:style-name="P119">Like any component, you simply drag it onto the form. To connect it to a MultiButton, you must now select the StyleManager in the <text:reference-mark-start text:name="MultiButton_StyleManager"/><text:span text:style-name="T77">MultiButton_StyleManager</text:span><text:reference-mark-end text:name="MultiButton_StyleManager"/> property (of the button).</text:p>
      <text:p text:style-name="P109"><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20">The properties displayed in the Object Inspector under MultiButtonStylmanager now affect all connected MultiButtons simultaneously.</text:p>
      <text:p text:style-name="P120"><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20"/>
      <text:p text:style-name="P120"/>
      <text:p text:style-name="P124">Attention! If you try to change a property of a connected MultiButton in the OI tab of the button (not the manager), this will fail!</text:p>
      <text:p text:style-name="P116">For me, the procedure that has turned out to be good is that I first set all the desired properties of the MultiButtons with the Stylmanager and then remove the connection again. But that is certainly a matter of taste.</text:p>
      <text:p text:style-name="P116">A special situation arises with the properties Width and Height. These two properties can only be changed via the style manager if the properties <text:span text:style-name="T76">OffSetHeight</text:span> and <text:span text:style-name="T76">OffSetWidth</text:span> of the style manager are deliberately set to true (default = false). </text:p>
      <text:p text:style-name="P116"/>
      <text:p text:style-name="P116"/>
      <text:h text:style-name="P177" text:outline-level="3"><text:soft-page-break/>MultiButtonStylemanagerEditor</text:h>
      <text:p text:style-name="P123">Furthermore, the MultiButtonStylemanager offers the possibility to make all settings in a MultiButtonStylemanagerEditor. This can be opened by double-clicking on the component symbol on the form.</text:p>
      <text:p text:style-name="P123"><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21"/>
      <text:p text:style-name="P121"/>
      <text:p text:style-name="P121"/>
      <text:p text:style-name="P121"/>
      <text:p text:style-name="P145"><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44"><text:tab/>If you move the mouse over the various <text:s/><text:tab/>setting options, their functions are displayed <text:tab/>as </text:span><text:span text:style-name="T46">hints</text:span><text:span text:style-name="T44">.</text:span><text:span text:style-name="T45"> </text:span></text:p>
      <text:p text:style-name="P145"><text:span text:style-name="T45"><text:tab/>The button in the upper left corner serves as <text:tab/>a pattern. It can be moved in the editor </text:span><text:span text:style-name="T46">with</text:span><text:span text:style-name="T45"> <text:tab/></text:span><text:span text:style-name="T48">L</text:span><text:span text:style-name="T47">eft</text:span><text:span text:style-name="T45"> and </text:span><text:span text:style-name="T48">Top</text:span><text:span text:style-name="T45">.</text:span></text:p>
      <text:p text:style-name="P121"><text:tab/>If you have created a design that you may <text:tab/>want to use in another project, you can save <text:tab/>it in a file by clicking Save. With Load you <text:tab/>can retrieve it from there.</text:p>
      <text:p text:style-name="P121"/>
      <text:p text:style-name="P121"/>
      <text:p text:style-name="P121"/>
      <text:p text:style-name="P121"/>
      <text:p text:style-name="P121"/>
      <text:p text:style-name="P121"/>
      <text:p text:style-name="P121"/>
      <text:p text:style-name="P121">If you want to copy a colour from one selection to another, click with the right mouse button on the selection button, a pop-up opens and you can select copy or paste.</text:p>
      <text:p text:style-name="P121"/>
      <text:p text:style-name="P121"><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text:soft-page-break/>If you have connected several MultiButtons to a style manager and want to change the buttons via the style manager at runtime, you can use the public procedure <text:reference-mark-start text:name="SetStyleManager"/><text:span text:style-name="T77">SetStyleManager</text:span><text:reference-mark-end text:name="SetStyleManager"/>. </text:p>
      <text:p text:style-name="P122">This works like this, for example:</text:p>
      <text:p text:style-name="P128">procedure TForm1.AdjustTheMultiButtons(Sender : TObject);</text:p>
      <text:p text:style-name="P128">var lv : integer;</text:p>
      <text:p text:style-name="P128">begin</text:p>
      <text:p text:style-name="P128"><text:s/>MultiButtonStyleManager1.ColorStart := clLime;</text:p>
      <text:p text:style-name="P128"><text:s/>MultiButtonStyleManager1.ColorEnd <text:s text:c="2"/>:= clRed;</text:p>
      <text:p text:style-name="P128"><text:s/>for lv := 0 to pred(ComponentCount) do</text:p>
      <text:p text:style-name="P128"><text:s text:c="2"/>if (Components[lv] is TMultiButton) then</text:p>
      <text:p text:style-name="P128"><text:s text:c="3"/>if TMultiButton(Components[lv]).MultiButton_StyleManager = MultiButtonStyleManager1 then</text:p>
      <text:p text:style-name="P128"><text:s text:c="4"/>TMultiButton(Components[lv]).SetStyleManager(MultiButtonStylemanager1);</text:p>
      <text:p text:style-name="P128">end; <text:s text:c="3"/></text:p>
      <text:p text:style-name="P128"/>
      <text:p text:style-name="P128"><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69" text:outline-level="2"><text:bookmark-start text:name="__RefHeading___Toc8982_252959397"/><text:soft-page-break/><text:span text:style-name="T76">TMulti</text:span><text:span text:style-name="T114">plexSlider</text:span><text:span text:style-name="T76"> </text:span><text:bookmark-end text:name="__RefHeading___Toc8982_252959397"/></text:h>
      <text:h text:style-name="P176" text:outline-level="3">Properties</text:h>
      <text:p text:style-name="P160">Action<text:tab/>: The Action associated with the control<text:tab/></text:p>
      <text:p text:style-name="P160">Align<text:tab/>: Specifies the placement of the control inside its Parent<text:tab/></text:p>
      <text:p text:style-name="P160">Anchors<text:tab/>: The set of anchor definitions for this control<text:tab/></text:p>
      <text:p text:style-name="P160">AutoRangeNegative<text:tab/>: If Min is reached, Min increases by AutoRangeValue</text:p>
      <text:p text:style-name="P160">AutoRangePositive <text:tab/>: If Max is reached, Max increases by AutoRangeValue</text:p>
      <text:p text:style-name="P160">AutoRangeValue <text:tab/>: Only active with AutoRangePositive and AutoRangeNegative</text:p>
      <text:p text:style-name="P160">AutoSize <text:tab/>: Only active in conjunction with textlabel</text:p>
      <text:p text:style-name="P160">BorderColor <text:tab/>: The color of the border (clNone makes unvisible)</text:p>
      <text:p text:style-name="P160">BorderSpacing<text:tab/>: Determines the inner and outer border spacing for this control<text:tab/></text:p>
      <text:p text:style-name="P160">BorderWidth <text:tab/>: The width of the border</text:p>
      <text:p text:style-name="P160"><text:span text:style-name="T70"><text:reference-ref text:reference-format="text" text:ref-name="ColorEnd  ">ColorEnd</text:reference-ref></text:span><text:s text:c="3"/><text:tab/>: The end color of the slider ( for color gradient)</text:p>
      <text:p text:style-name="P160"><text:span text:style-name="T70"><text:reference-ref text:reference-format="text" text:ref-name="ColorGradient  ">ColorGradient</text:reference-ref></text:span><text:s/><text:tab/>: The direction of the gradient</text:p>
      <text:p text:style-name="P160"><text:span text:style-name="T70"><text:reference-ref text:reference-format="text" text:ref-name="ColorStart  ">ColorStart</text:reference-ref></text:span><text:tab/>: The start color of the slider ( for color gradient)</text:p>
      <text:p text:style-name="P160">Constraints<text:tab/>: The minimum and maximum Width and Height for the control</text:p>
      <text:p text:style-name="P162">Cursor <text:tab/>: The shape of the mouse pointer, when the mouse is over this control</text:p>
      <text:p text:style-name="P162">DragCursor <text:tab/>: The cursor shape shown while the control is dragged</text:p>
      <text:p text:style-name="P162">DragKind <text:tab/>: The operation when the control is dragged - Drag or Dock</text:p>
      <text:p text:style-name="P162">DragMode <text:tab/>: Allows the user to drag the control<text:tab/></text:p>
      <text:p text:style-name="P160">Enabled<text:tab/>: Determines whether the control reacts on mouse or keyboard input<text:tab/></text:p>
      <text:p text:style-name="P160"><text:span text:style-name="T70"><text:reference-ref text:reference-format="text" text:ref-name="FocusAlphaBValue ">FocusAlphaBValue</text:reference-ref></text:span><text:s/><text:tab/>: How translucent the focusframe is (0=transparent, 255=opaque)</text:p>
      <text:p text:style-name="P160"><text:span text:style-name="T70"><text:reference-ref text:reference-format="text" text:ref-name="FocusColor ">FocusColor</text:reference-ref></text:span><text:s/><text:tab/>: The color of the Fokusframe/Foregroundfocus when the Control has the <text:tab/> <text:s/>focus</text:p>
      <text:p text:style-name="P160"><text:span text:style-name="T70"><text:reference-ref text:reference-format="text" text:ref-name="FocusFrameOn ">FocusFrameOn</text:reference-ref></text:span><text:s/><text:tab/>: Indicates when the slider has focus</text:p>
      <text:p text:style-name="P160"><text:span text:style-name="T70"><text:reference-ref text:reference-format="text" text:ref-name="FocusFrameWidth ">FocusFrameWidth</text:reference-ref></text:span><text:tab/>: The whidth of the focus-frame</text:p>
      <text:p text:style-name="P160"><text:span text:style-name="T70"><text:reference-ref text:reference-format="text" text:ref-name="ForegroundFocusOn ">ForegroundFocusOn</text:reference-ref></text:span><text:s/><text:tab/>: Indicates when the slider has focus</text:p>
      <text:p text:style-name="P162">Height <text:tab/>: The vertical size of the control</text:p>
      <text:p text:style-name="P162">HelpContext <text:tab/>: The ID for context-sensitive Help on this control</text:p>
      <text:p text:style-name="P162">HelpKeyword <text:tab/>: The keyword for context-sensitive Help on this control</text:p>
      <text:p text:style-name="P162">HelpType <text:tab/>: Determines whether context-sensitive Help is selected by numeric ID or <text:tab/> <text:s/>keyword</text:p>
      <text:p text:style-name="P162">Hint <text:tab/>: The text to show in the Hint window for the control<text:tab/></text:p>
      <text:p text:style-name="P160">Knob1Settings <text:s text:c="5"/><text:tab/>: The properties of the Knobs</text:p>
      <text:p text:style-name="P160">Knob1Settings.ColorGradient <text:tab/>: The direction of the gradient</text:p>
      <text:p text:style-name="P160">Knob1Settings.Design <text:tab/>: The appearance of the knob</text:p>
      <text:p text:style-name="P160">Knob1Settings.DesignColor <text:tab/>: The color of the border or characters in the knob </text:p>
      <text:p text:style-name="P160">Knob1Settings.HoverEndColor <text:tab/>: The endcolor of a hoverevent</text:p>
      <text:p text:style-name="P160"><text:soft-page-break/>Knob1Settings.HoverOn <text:tab/>: Allows to show or hide a hoverevent</text:p>
      <text:p text:style-name="P160">Knob1Settings.HoverStartColor <text:tab/>: The startcolor of a hoverevent</text:p>
      <text:p text:style-name="P160">Knob1Settings.KnobColorEnd <text:tab/>: The end color of the knob ( for color gradient)</text:p>
      <text:p text:style-name="P160">Knob1Settings.KnobColorStart <text:tab/>: The start color of the knob ( for color gradient)</text:p>
      <text:p text:style-name="P160">Knob1Settings.KnobPosition <text:s text:c="9"/><text:tab/>: The Position of the Knob in the Slider</text:p>
      <text:p text:style-name="P160">Knob1Settings.KnobStyle <text:s/><text:tab/>: The shape of the knob</text:p>
      <text:p text:style-name="P160">Knob1Settings.Visible <text:s text:c="2"/><text:tab/>: Shows the Knob</text:p>
      <text:p text:style-name="P160">Knob2Settings <text:s text:c="5"/><text:tab/>: The properties of the Knobs</text:p>
      <text:p text:style-name="P160">Knob2Settings.ColorGradient <text:tab/>: The direction of the gradient</text:p>
      <text:p text:style-name="P160">Knob2Settings.Design <text:tab/>: The appearance of the knob</text:p>
      <text:p text:style-name="P160">Knob2Settings.DesignColor <text:tab/>: The color of the border or characters in the knob </text:p>
      <text:p text:style-name="P160">Knob2Settings.HoverEndColor <text:tab/>: The endcolor of a hoverevent</text:p>
      <text:p text:style-name="P160">Knob2Settings.HoverOn <text:tab/>: Allows to show or hide a hoverevent</text:p>
      <text:p text:style-name="P160">Knob2Settings.HoverStartColor <text:tab/>: The startcolor of a hoverevent</text:p>
      <text:p text:style-name="P160">Knob2Settings.KnobColorEnd <text:tab/>: The end color of the knob ( for color gradient)</text:p>
      <text:p text:style-name="P160">Knob2Settings.KnobColorStart <text:tab/>: The start color of the knob ( for color gradient)</text:p>
      <text:p text:style-name="P160">Knob2Settings.KnobPosition <text:s text:c="10"/>: The Position of the Knob in the Slider</text:p>
      <text:p text:style-name="P160">Knob2Settings.KnobStyle <text:s/><text:tab/>: The shape of the knob</text:p>
      <text:p text:style-name="P160">Knob2Settings.Visible <text:s text:c="2"/><text:tab/>: Shows the Knob</text:p>
      <text:p text:style-name="P160">Knob3Settings <text:s text:c="5"/><text:tab/>: The properties of the Knobs</text:p>
      <text:p text:style-name="P160">Knob3Settings.ColorGradient <text:tab/>: The direction of the gradient</text:p>
      <text:p text:style-name="P160">Knob3Settings.Design <text:tab/>: The appearance of the knob</text:p>
      <text:p text:style-name="P160">Knob3Settings.DesignColor <text:tab/>: The color of the border or characters in the knob </text:p>
      <text:p text:style-name="P160">Knob3Settings.HoverEndColor <text:tab/>: The endcolor of a hoverevent</text:p>
      <text:p text:style-name="P160">Knob3Settings.HoverOn <text:tab/>: Allows to show or hide a hoverevent</text:p>
      <text:p text:style-name="P160">Knob3Settings.HoverStartColor <text:tab/>: The startcolor of a hoverevent</text:p>
      <text:p text:style-name="P160">Knob3Settings.KnobColorEnd <text:tab/>: The end color of the knob ( for color gradient)</text:p>
      <text:p text:style-name="P160">Knob3Settings.KnobColorStart <text:tab/>: The start color of the knob ( for color gradient)</text:p>
      <text:p text:style-name="P160">Knob3Settings.KnobPosition <text:s text:c="9"/><text:tab/>: The Position of the Knob in the Slider</text:p>
      <text:p text:style-name="P160">Knob3Settings.KnobStyle <text:s/><text:tab/>: The shape of the knob</text:p>
      <text:p text:style-name="P160">Knob3Settings.Visible <text:s text:c="2"/><text:tab/>: Shows the Knob</text:p>
      <text:p text:style-name="P166">Left<text:tab/>: The client coordinate of the left edge of the control</text:p>
      <text:p text:style-name="P160">Max <text:s text:c="10"/><text:tab/>: The highest value in range</text:p>
      <text:p text:style-name="P160">Min <text:s text:c="10"/><text:tab/>: The lowest value in range</text:p>
      <text:p text:style-name="P160">Orientation <text:tab/>: The orientation of the Slider</text:p>
      <text:p text:style-name="P160">PopupMenu<text:tab/>: A context-sensitive menu that pops up when the right mouse button is <text:tab/> <text:s/>clicked<text:tab/></text:p>
      <text:p text:style-name="P160">Reversed <text:s text:c="10"/><text:tab/>: Max and min are swapped</text:p>
      <text:p text:style-name="P160"><text:soft-page-break/><text:span text:style-name="T70"><text:reference-ref text:reference-format="text" text:ref-name="RndRctRadius  ">RndRctRadius</text:reference-ref></text:span><text:s/><text:tab/>: Corner diameter if the geometric shape is RoundRect</text:p>
      <text:p text:style-name="P160">Scale1Settings <text:s text:c="4"/><text:tab/>: The properties of the first scale</text:p>
      <text:p text:style-name="P160">Scale1Settings.BigMarkColor <text:s text:c="4"/><text:tab/>: The color of the big marks</text:p>
      <text:p text:style-name="P160">Scale1Settings.BigMarkInterval <text:s/><text:tab/>: The distance of the big marks</text:p>
      <text:p text:style-name="P160">Scale1Settings.BigMarksVisible <text:s text:c="4"/><text:tab/>: Shows big marks</text:p>
      <text:p text:style-name="P160">Scale1Settings.LineColor <text:tab/>: The color of the lines in the scale</text:p>
      <text:p text:style-name="P160">Scale1Settings.LineWidth <text:tab/>: The whidth of the scalelines</text:p>
      <text:p text:style-name="P160">Scale1Settings.ScaleStyle<text:tab/>: The appearance of the markings (ssNone makes unvisible)</text:p>
      <text:p text:style-name="P160">Scale1Settings.SmallMarkColor <text:tab/>: The color of the Marks in the scale</text:p>
      <text:p text:style-name="P160">Scale1Settings.SmallMarkInterval <text:s/><text:tab/>: The distance of marks in the scale</text:p>
      <text:p text:style-name="P160">Scale2Settings <text:s text:c="4"/><text:tab/>: The properties of the second scale</text:p>
      <text:p text:style-name="P160">Scale2Settings.BigMarkColor <text:s text:c="4"/><text:tab/>: The color of the big marks</text:p>
      <text:p text:style-name="P160">Scale2Settings.BigMarkInterval <text:s/><text:tab/>: The distance of the big marks</text:p>
      <text:p text:style-name="P160">Scale2Settings.BigMarksVisible <text:s text:c="4"/><text:tab/>: Shows big marks</text:p>
      <text:p text:style-name="P160">Scale2Settings.LineColor <text:tab/>: The color of the lines in the scale</text:p>
      <text:p text:style-name="P160">Scale2Settings.LineWidth <text:tab/>: The whidth of the scalelines</text:p>
      <text:p text:style-name="P160">Scale2Settings.ScaleStyle<text:tab/>: The appearance of the markings (ssNone makes unvisible)</text:p>
      <text:p text:style-name="P160">Scale2Settings.SmallMarkColor <text:tab/>: The color of the Marks in the scale</text:p>
      <text:p text:style-name="P160">Scale2Settings.SmallMarkInterval <text:s/><text:tab/>: The distance of marks in the scale</text:p>
      <text:p text:style-name="P160">ShowHint<text:tab/>: Enables the Hint display<text:tab/></text:p>
      <text:p text:style-name="P160"><text:span text:style-name="T70"><text:reference-ref text:reference-format="text" text:ref-name="Style  ">Style</text:reference-ref></text:span><text:s text:c="6"/><text:tab/>: The geometric shape of the slider</text:p>
      <text:p text:style-name="P163">TabOrder <text:tab/>: Determines the sequence of control navigation when the user presses <text:tab/> <text:s/>the Tab key</text:p>
      <text:p text:style-name="P163">TabStop <text:tab/>: Allows the user to navigate to this control, by pressing the Tab key</text:p>
      <text:p text:style-name="P160">TextSettings <text:s text:c="6"/><text:tab/>: The properties of the textlabel</text:p>
      <text:p text:style-name="P160">TextSettings.AdInPercent <text:tab/>: Shows the value of the slider in the textLabel in percent</text:p>
      <text:p text:style-name="P160">TextSettings.AutoAd <text:tab/>: Shows the value of the slider in the TextLabel</text:p>
      <text:p text:style-name="P160">TextSettings.BackgrdColor <text:tab/>: The backgroundcolor of the textlabel (clNone for no color)</text:p>
      <text:p text:style-name="P160">TextSettings.BorderColor <text:tab/>: The color of the border (clNone for unvisible)</text:p>
      <text:p text:style-name="P160">TextSettings.BorderWidth <text:tab/>: The width of the border</text:p>
      <text:p text:style-name="P160">TextSettings.CaptionAlignment<text:tab/>: Alignment of the text in the caption (left, center, right)</text:p>
      <text:p text:style-name="P160">TextSettings.CaptionBelow <text:tab/>: Write the letters one below the other (only active poLeft and poRight)</text:p>
      <text:p text:style-name="P160">TextSettings.CaptionHorMargin <text:tab/>: The horizontal distance of the text in the text rectangle (only effective <text:tab/> <text:s/>with taLeftJustify)</text:p>
      <text:p text:style-name="P160">TextSettings.CaptionLayout<text:tab/>: Alignment of the text in the caption (top, center, bottom)</text:p>
      <text:p text:style-name="P160">TextSettings.CaptionVerMargin <text:tab/>: The vertical distance of the text in the text rectangle (only effective with <text:tab/> <text:s text:c="2"/>tlTop)</text:p>
      <text:p text:style-name="P160">TextSettings.Font<text:tab/>: The font to be used for textlabel</text:p>
      <text:p text:style-name="P160">TextSettings.Height <text:tab/>: The height of the TextLabel (only effectiv with poTop/poBottom)</text:p>
      <text:p text:style-name="P160"><text:soft-page-break/>TextSettings.Position <text:s text:c="3"/><text:tab/>: The position of the textlabel (poNone makes unvisible)</text:p>
      <text:p text:style-name="P160">TextSettings.PostCaption <text:tab/>: The text behind the value in the textlabel</text:p>
      <text:p text:style-name="P160">TextSettings.PreCaption <text:tab/>: The text in front of the value in the textlabel</text:p>
      <text:p text:style-name="P160">TextSettings.Style <text:s text:c="5"/><text:tab/>: The geometric shape of the textlabel</text:p>
      <text:p text:style-name="P160">TextSettings.Width <text:tab/>: The width of the TextLabel (only effectiv with poLeft/poRight)</text:p>
      <text:p text:style-name="P163">Top <text:tab/>: The client coordinate of the top edge of the control</text:p>
      <text:p text:style-name="P160">TrackSettings <text:s text:c="5"/><text:tab/>: The properties of the track</text:p>
      <text:p text:style-name="P160">TrackSettings.ExtraColor <text:s text:c="8"/><text:tab/>: The color of the additional color (clNone for unvisible)</text:p>
      <text:p text:style-name="P160">TrackSettings.ExtraRangeMax <text:s text:c="5"/><text:tab/>: The max Value of the additional color</text:p>
      <text:p text:style-name="P160">TrackSettings.ExtraRangeMin <text:s text:c="5"/><text:tab/>: The min Value of the additional color</text:p>
      <text:p text:style-name="P160">TrackSettings.SelRangeColor <text:s text:c="5"/><text:tab/>: The color of the selected area (clNone for unvisible)</text:p>
      <text:p text:style-name="P160">TrackSettings.TrackColor <text:s text:c="8"/><text:tab/>: The color of the track</text:p>
      <text:p text:style-name="P160">ValueDisplaySettings <text:tab/>: The properties of the ValueDisplay</text:p>
      <text:p text:style-name="P160">ValueDisplaySettings.BorderColor <text:tab/>: The color of the border (clNone for unvisible)</text:p>
      <text:p text:style-name="P160">ValueDisplaySettings.BorderWidth <text:tab/>: The width of the border</text:p>
      <text:p text:style-name="P160">ValueDisplaySettings.ColorEnd <text:s text:c="2"/><text:tab/>: The end color of the display ( for color gradient)</text:p>
      <text:p text:style-name="P160"><text:span text:style-name="T168">ValueDisplaySettings.ColorGradient </text:span><text:tab/>: The direction of the gradient</text:p>
      <text:p text:style-name="P160">ValueDisplaySettings.ColorStart <text:tab/>: The start color of the display ( for color gradient)</text:p>
      <text:p text:style-name="P160">ValueDisplaySettings.Font<text:tab/>: The font to be used for display</text:p>
      <text:p text:style-name="P160">ValueDisplaySettings.InPercent <text:tab/>: Shows the value in percent</text:p>
      <text:p text:style-name="P160">ValueDisplaySettings.Position <text:tab/>: The position of the display in the slider, vdsNone makes unvisible</text:p>
      <text:p text:style-name="P160">ValueDisplaySettings.Style <text:tab/>: The geometric shape of the display, vdsNone makes no shape</text:p>
      <text:p text:style-name="P160">ValueDisplaySettings.X <text:tab/>: affects the position, only to be used with <text:tab/> <text:tab/> <text:tab/> <text:tab/> <text:tab/> <text:s/>vdpXY,vdpAboveRight,vdpBelowLeft</text:p>
      <text:p text:style-name="P160">ValueDisplaySettings.Y <text:tab/>: affects the position, only to be used with <text:tab/> <text:tab/> <text:tab/> <text:tab/> <text:tab/> <text:s/>vdpXY,vdpAboveRight,vdpBelowLeft</text:p>
      <text:p text:style-name="P163">Visible<text:tab/>: Allows the control, and all of its children, to be displayed or hidden</text:p>
      <text:p text:style-name="P163"><text:span text:style-name="T170">Width<text:tab/>: The horizontal extent of the control</text:span><text:tab/></text:p>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178" text:outline-level="3"><text:soft-page-break/><text:span text:style-name="T111">E</text:span><text:span text:style-name="T112">vents</text:span></text:h>
      <text:p text:style-name="P127">OnChange <text:s text:c="4"/><text:tab/>: Returns the value of Knob1 (as integer)</text:p>
      <text:p text:style-name="P127">OnChangeStr <text:s/><text:tab/>: Returns the value of Knob1 as a string</text:p>
      <text:p text:style-name="P127">OnChange3x <text:s text:c="2"/><text:tab/>: Returns the values of Knob1,2,3 (as integer)</text:p>
      <text:p text:style-name="P127">OnChangeStr3x<text:tab/>: Returns the values of Knob1,2,3 as a string</text:p>
      <text:p text:style-name="P126">OnClick <text:s text:c="9"/><text:tab/>: Notification handler for mouse clicks</text:p>
      <text:p text:style-name="P161"><text:span text:style-name="T169">On</text:span>DragDrop<text:tab/>: This handler determines the action on an drop onto this control, in a <text:tab/> <text:s/><text:tab/> <text:s/>drag-drop operation</text:p>
      <text:p text:style-name="P126">OnDragOver<text:tab/>: <text:span text:style-name="T171">E</text:span>vent handler for a control being dragged over this control</text:p>
      <text:p text:style-name="P127">OnEndDrag<text:tab/>: Notification handler for the end of a dragging operation</text:p>
      <text:p text:style-name="P127">OnEnter <text:s text:c="9"/><text:tab/>: Handler for control receiving the focus</text:p>
      <text:p text:style-name="P127">OnExit <text:s text:c="10"/><text:tab/>: Handler for control loosing the focus; This is a good place for checking <text:tab/> <text:s/>the finished user input</text:p>
      <text:p text:style-name="P127">OnKeyDown <text:s text:c="7"/><text:tab/>: Handler for keyboard key pressed</text:p>
      <text:p text:style-name="P127">OnKeyPress <text:s text:c="6"/><text:tab/>: Handler for a character entered by the user</text:p>
      <text:p text:style-name="P127">OnKeyUp <text:s text:c="9"/><text:tab/>: Handler for keyboard key released</text:p>
      <text:p text:style-name="P127">OnMouseDown <text:s text:c="5"/><text:tab/>: Event handler for mouse button going down</text:p>
      <text:p text:style-name="P127">OnMouseEnter <text:s text:c="4"/><text:tab/>: Event handler for mouse entering the area of the control</text:p>
      <text:p text:style-name="P127">OnMouseLeave <text:s text:c="4"/><text:tab/>: Event handler for mouse leaving the area of the control</text:p>
      <text:p text:style-name="P126">OnMouseMove <text:s text:c="5"/><text:tab/>: Event handler for mouse movement within the control</text:p>
      <text:p text:style-name="P126">OnMouseUp <text:s text:c="7"/><text:tab/>: Event handler for mouse button going up</text:p>
      <text:p text:style-name="P126">OnMouseWheelDown <text:tab/>: Event handler for downward movement of mouse wheel</text:p>
      <text:p text:style-name="P126">OnMouseWheelUp <text:s text:c="2"/><text:tab/>: Event handler for upward movement of the mouse wheel</text:p>
      <text:p text:style-name="P126">OnStartDrag<text:tab/>: Event handler for the start of a dragging operation</text:p>
      <text:p text:style-name="P127"/>
      <text:p text:style-name="P153"/>
      <text:p text:style-name="P155"/>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185" text:outline-level="3">Description</text:h>
      <text:p text:style-name="P188"><text:span text:style-name="T24">You will find the MultiplexSlider in the Multi tab:</text:span></text:p>
      <text:p text:style-name="P19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90"/>
      <text:p text:style-name="P190"/>
      <text:p text:style-name="P190"/>
      <text:p text:style-name="P190"/>
      <text:p text:style-name="P190"/>
      <text:p text:style-name="P188"><text:span text:style-name="T26">It is important to know that the MultiplexSlider is surrounded by a focus frame. As you can see here, the focused MultiplexSlider has an olive green frame. This means that the actual slider is smaller around the frame.</text:span></text:p>
      <text:p text:style-name="P191"><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85">FocusColor</text:span><text:reference-mark-end text:name="FocusColor "/> property can be used to set the colour of the focus frame. <text:tab/><text:tab/>With <text:reference-mark-start text:name="FocusAlphaBValue "/><text:span text:style-name="T85">FocusAlphaBValue</text:span><text:reference-mark-end text:name="FocusAlphaBValue "/> the transparency of the focus frame can be <text:tab/><text:tab/><text:tab/>controlled. The value 0 means transparent and 255 opaque.<text:span text:style-name="T154"> </text:span></text:p>
      <text:p text:style-name="P188"><text:span text:style-name="T22"><text:tab/><text:tab/></text:span><text:span text:style-name="T23">Value</text:span><text:span text:style-name="T22">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191"><text:tab/></text:p>
      <text:p text:style-name="P191"><text:span text:style-name="T80"/></text:p>
      <text:p text:style-name="P198"><text:reference-mark-start text:name="FocusFrameWidth "/><text:span text:style-name="T85">FocusFrameWidth</text:span><text:reference-mark-end text:name="FocusFrameWidth "/> determines the thickness of the frame.</text:p>
      <text:p text:style-name="P190"/>
      <text:p text:style-name="P190">If <text:reference-mark-start text:name="FocusFrameOn "/><text:span text:style-name="T85">FocusFrameOn</text:span><text:reference-mark-end text:name="FocusFrameOn "/> is set to false, the border is retained but the focus is not shown in colour.</text:p>
      <text:p text:style-name="P187"><text:span text:style-name="T56"/></text:p>
      <text:p text:style-name="P187"><text:span text:style-name="T56"/></text:p>
      <text:p text:style-name="P187"><text:span text:style-name="T59">With </text:span><text:reference-mark-start text:name="ForegroundFocusOn "/><text:span text:style-name="T124">ForegroundFocusOn</text:span><text:reference-mark-end text:name="ForegroundFocusOn "/><text:span text:style-name="T59">, the focused MultiplexSlider has a coloured border. The colour of the border can be influenced with </text:span><text:span text:style-name="T126">FocusColor</text:span><text:span text:style-name="T59">. This setting only makes sense if </text:span><text:span text:style-name="T126">FocusFrameOn</text:span><text:span text:style-name="T59"> is set to false!</text:span></text:p>
      <text:p text:style-name="P190"><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90"><text:tab/>Here the red border shows that the slider has the focus.</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87"><text:soft-page-break/><text:span text:style-name="T52">To change the background colour of the MultiplexSlider you need the properties </text:span><text:reference-mark-start text:name="ColorStart  "/><text:span text:style-name="T117">ColorStart</text:span><text:reference-mark-end text:name="ColorStart  "/><text:span text:style-name="T52">, </text:span><text:reference-mark-start text:name="ColorEnd  "/><text:span text:style-name="T117">ColorEnd</text:span><text:reference-mark-end text:name="ColorEnd  "/><text:span text:style-name="T52"> and </text:span><text:reference-mark-start text:name="ColorGradient  "/><text:span text:style-name="T117">ColorGradient</text:span><text:reference-mark-end text:name="ColorGradient  "/><text:span text:style-name="T52">. To get a single-coloured MultiplexSlider, ColorStart and ColorEnd must be the same. Otherwise, the composition of the three properties determines the colour appearance.</text:span></text:p>
      <text:p text:style-name="P187"><text:span text:style-name="T52">Here StartColor is clBlack and EndColor is clFuchsia.</text:span></text:p>
      <text:p text:style-name="P190"/>
      <text:p text:style-name="P19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90"><text:tab/>Alternate alternately sets one pixel each to Start- <text:tab/>and EndColor.</text:p>
      <text:p text:style-name="P190"><text:tab/></text:p>
      <text:p text:style-name="P192">Tip: If you set ColorStart and ColorEnd to clNone, the background gets the colour of the parent.</text:p>
      <text:p text:style-name="P192"><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93"/>
      <text:p text:style-name="P193"><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93"/>
      <text:p text:style-name="P193"/>
      <text:p text:style-name="P192"/>
      <text:p text:style-name="P200"><text:span text:style-name="T36"/></text:p>
      <text:p text:style-name="P200"><text:span text:style-name="T36"/></text:p>
      <text:p text:style-name="P200"><text:span text:style-name="T36"/></text:p>
      <text:p text:style-name="P200"><text:span text:style-name="T36"/></text:p>
      <text:p text:style-name="P200"><text:span text:style-name="T36"/></text:p>
      <text:p text:style-name="P200"><text:span text:style-name="T36">The </text:span><text:reference-mark-start text:name="Style  "/><text:span text:style-name="T100">Style</text:span><text:reference-mark-end text:name="Style  "/><text:span text:style-name="T36"> property is used to set the desired geometric shape of the MultiplexSlider.</text:span></text:p>
      <text:p text:style-name="P19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195"/>
      <text:p text:style-name="P195"/>
      <text:p text:style-name="P196">If mssRoundRect is set, you can set the diameter of the corner rounding with the property <text:reference-mark-start text:name="RndRctRadius  "/><text:span text:style-name="T85">RndRctRadius</text:span><text:reference-mark-end text:name="RndRctRadius  "/>.</text:p>
      <text:p text:style-name="P196"><text:tab/></text:p>
      <text:p text:style-name="P195"><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97"><text:s/>RndRectRadius :=10; <text:s text:c="52"/>RndRectRadius := 40;<text:tab/><text:tab/></text:p>
      <text:p text:style-name="P197"/>
      <text:p text:style-name="P197"/>
      <text:p text:style-name="P197"/>
      <text:p text:style-name="P197"/>
      <text:p text:style-name="P197"/>
      <text:p text:style-name="P189"><text:tab/></text:p>
      <text:p text:style-name="P155"/>
      <text:p text:style-name="P155"/>
      <text:p text:style-name="P1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28</text:page-number></text:span><text:span text:style-name="MT2"><text:s/></text:span><text:span text:style-name="MT1">from</text:span><text:span text:style-name="MT2"> </text:span><text:span text:style-name="MT2"><text:page-count>2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7T13:35:01.837984999</dc:date>
    <meta:editing-duration>P5DT20H42M55S</meta:editing-duration>
    <meta:editing-cycles>120</meta:editing-cycles>
    <meta:generator>LibreOffice/6.4.7.2$Linux_X86_64 LibreOffice_project/40$Build-2</meta:generator>
    <meta:document-statistic meta:table-count="0" meta:image-count="73" meta:object-count="0" meta:page-count="29" meta:paragraph-count="561" meta:word-count="6201" meta:character-count="41838" meta:non-whitespace-character-count="34803"/>
  </office:meta>
</office:document-meta>
</file>